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tyle:font-family-generic="swiss" style:font-pitch="variable"/>
  </office:font-face-decls>
  <office:automatic-styles>
    <style:style style:name="P1"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01da268" officeooo:paragraph-rsid="0039bc6f" style:font-size-asian="13.1999998092651pt" style:font-weight-asian="normal" style:font-size-complex="13.1999998092651pt" style:font-weight-complex="normal"/>
    </style:style>
    <style:style style:name="P2"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01da268" officeooo:paragraph-rsid="003bd274" style:font-size-asian="13.1999998092651pt" style:font-weight-asian="normal" style:font-size-complex="13.1999998092651pt" style:font-weight-complex="normal"/>
    </style:style>
    <style:style style:name="P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76d656" style:font-size-asian="13.1999998092651pt" style:font-weight-asian="normal" style:font-size-complex="13.1999998092651pt" style:font-weight-complex="normal"/>
    </style:style>
    <style:style style:name="P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c9b4da" style:font-size-asian="13.1999998092651pt" style:font-weight-asian="normal" style:font-size-complex="13.1999998092651pt" style:font-weight-complex="normal"/>
    </style:style>
    <style:style style:name="P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dca0e1" style:font-size-asian="13.1999998092651pt" style:font-weight-asian="normal" style:font-size-complex="13.1999998092651pt" style:font-weight-complex="normal"/>
    </style:style>
    <style:style style:name="P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de67c5" style:font-size-asian="13.1999998092651pt" style:font-weight-asian="normal" style:font-size-complex="13.1999998092651pt" style:font-weight-complex="normal"/>
    </style:style>
    <style:style style:name="P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e511b1" style:font-size-asian="13.1999998092651pt" style:font-weight-asian="normal" style:font-size-complex="13.1999998092651pt" style:font-weight-complex="normal"/>
    </style:style>
    <style:style style:name="P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1a942f" style:font-size-asian="13.1999998092651pt" style:font-weight-asian="normal" style:font-size-complex="13.1999998092651pt" style:font-weight-complex="normal"/>
    </style:style>
    <style:style style:name="P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33bcea" style:font-size-asian="13.1999998092651pt" style:font-weight-asian="normal" style:font-size-complex="13.1999998092651pt" style:font-weight-complex="normal"/>
    </style:style>
    <style:style style:name="P10"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01da268" officeooo:paragraph-rsid="0133bcea" style:font-size-asian="13.1999998092651pt" style:font-weight-asian="normal" style:font-size-complex="13.1999998092651pt" style:font-weight-complex="normal"/>
    </style:style>
    <style:style style:name="P1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37487b" style:font-size-asian="13.1999998092651pt" style:font-weight-asian="normal" style:font-size-complex="13.1999998092651pt" style:font-weight-complex="normal"/>
    </style:style>
    <style:style style:name="P1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3840c1" style:font-size-asian="13.1999998092651pt" style:font-weight-asian="normal" style:font-size-complex="13.1999998092651pt" style:font-weight-complex="normal"/>
    </style:style>
    <style:style style:name="P1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eab8e1" style:font-size-asian="13.1999998092651pt" style:font-weight-asian="normal" style:font-size-complex="13.1999998092651pt" style:font-weight-complex="normal"/>
    </style:style>
    <style:style style:name="P1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3a1676" style:font-size-asian="13.1999998092651pt" style:font-weight-asian="normal" style:font-size-complex="13.1999998092651pt" style:font-weight-complex="normal"/>
    </style:style>
    <style:style style:name="P1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3de6f2" style:font-size-asian="13.1999998092651pt" style:font-weight-asian="normal" style:font-size-complex="13.1999998092651pt" style:font-weight-complex="normal"/>
    </style:style>
    <style:style style:name="P1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3e6848" style:font-size-asian="13.1999998092651pt" style:font-weight-asian="normal" style:font-size-complex="13.1999998092651pt" style:font-weight-complex="normal"/>
    </style:style>
    <style:style style:name="P1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040a5" style:font-size-asian="13.1999998092651pt" style:font-weight-asian="normal" style:font-size-complex="13.1999998092651pt" style:font-weight-complex="normal"/>
    </style:style>
    <style:style style:name="P1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27249" style:font-size-asian="13.1999998092651pt" style:font-weight-asian="normal" style:font-size-complex="13.1999998092651pt" style:font-weight-complex="normal"/>
    </style:style>
    <style:style style:name="P1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29bf7" style:font-size-asian="13.1999998092651pt" style:font-weight-asian="normal" style:font-size-complex="13.1999998092651pt" style:font-weight-complex="normal"/>
    </style:style>
    <style:style style:name="P2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2c222" style:font-size-asian="13.1999998092651pt" style:font-weight-asian="normal" style:font-size-complex="13.1999998092651pt" style:font-weight-complex="normal"/>
    </style:style>
    <style:style style:name="P2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f72040" style:font-size-asian="13.1999998092651pt" style:font-weight-asian="normal" style:font-size-complex="13.1999998092651pt" style:font-weight-complex="normal"/>
    </style:style>
    <style:style style:name="P2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72d7e" style:font-size-asian="13.1999998092651pt" style:font-weight-asian="normal" style:font-size-complex="13.1999998092651pt" style:font-weight-complex="normal"/>
    </style:style>
    <style:style style:name="P2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a4658" style:font-size-asian="13.1999998092651pt" style:font-weight-asian="normal" style:font-size-complex="13.1999998092651pt" style:font-weight-complex="normal"/>
    </style:style>
    <style:style style:name="P2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e67c6" style:font-size-asian="13.1999998092651pt" style:font-weight-asian="normal" style:font-size-complex="13.1999998092651pt" style:font-weight-complex="normal"/>
    </style:style>
    <style:style style:name="P2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2a2df" style:font-size-asian="13.1999998092651pt" style:font-weight-asian="normal" style:font-size-complex="13.1999998092651pt" style:font-weight-complex="normal"/>
    </style:style>
    <style:style style:name="P2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3e9d5" style:font-size-asian="13.1999998092651pt" style:font-weight-asian="normal" style:font-size-complex="13.1999998092651pt" style:font-weight-complex="normal"/>
    </style:style>
    <style:style style:name="P2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48418" style:font-size-asian="13.1999998092651pt" style:font-weight-asian="normal" style:font-size-complex="13.1999998092651pt" style:font-weight-complex="normal"/>
    </style:style>
    <style:style style:name="P2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4fdf7" style:font-size-asian="13.1999998092651pt" style:font-weight-asian="normal" style:font-size-complex="13.1999998092651pt" style:font-weight-complex="normal"/>
    </style:style>
    <style:style style:name="P2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6e029" style:font-size-asian="13.1999998092651pt" style:font-weight-asian="normal" style:font-size-complex="13.1999998092651pt" style:font-weight-complex="normal"/>
    </style:style>
    <style:style style:name="P3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a5e43" style:font-size-asian="13.1999998092651pt" style:font-weight-asian="normal" style:font-size-complex="13.1999998092651pt" style:font-weight-complex="normal"/>
    </style:style>
    <style:style style:name="P3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fa68d" style:font-size-asian="13.1999998092651pt" style:font-weight-asian="normal" style:font-size-complex="13.1999998092651pt" style:font-weight-complex="normal"/>
    </style:style>
    <style:style style:name="P3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fdbec" style:font-size-asian="13.1999998092651pt" style:font-weight-asian="normal" style:font-size-complex="13.1999998092651pt" style:font-weight-complex="normal"/>
    </style:style>
    <style:style style:name="P3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60ebf7" style:font-size-asian="13.1999998092651pt" style:font-weight-asian="normal" style:font-size-complex="13.1999998092651pt" style:font-weight-complex="normal"/>
    </style:style>
    <style:style style:name="P3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644590" style:font-size-asian="13.1999998092651pt" style:font-weight-asian="normal" style:font-size-complex="13.1999998092651pt" style:font-weight-complex="normal"/>
    </style:style>
    <style:style style:name="P3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656b17" style:font-size-asian="13.1999998092651pt" style:font-weight-asian="normal" style:font-size-complex="13.1999998092651pt" style:font-weight-complex="normal"/>
    </style:style>
    <style:style style:name="P3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70d406" style:font-size-asian="13.1999998092651pt" style:font-weight-asian="normal" style:font-size-complex="13.1999998092651pt" style:font-weight-complex="normal"/>
    </style:style>
    <style:style style:name="P3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823d23" style:font-size-asian="13.1999998092651pt" style:font-weight-asian="normal" style:font-size-complex="13.1999998092651pt" style:font-weight-complex="normal"/>
    </style:style>
    <style:style style:name="P3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856809" style:font-size-asian="13.1999998092651pt" style:font-weight-asian="normal" style:font-size-complex="13.1999998092651pt" style:font-weight-complex="normal"/>
    </style:style>
    <style:style style:name="P3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8c8548" style:font-size-asian="13.1999998092651pt" style:font-weight-asian="normal" style:font-size-complex="13.1999998092651pt" style:font-weight-complex="normal"/>
    </style:style>
    <style:style style:name="P4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1c33f6" style:font-size-asian="13.1999998092651pt" style:font-weight-asian="normal" style:font-size-complex="13.1999998092651pt" style:font-weight-complex="normal"/>
    </style:style>
    <style:style style:name="P4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964de5" style:font-size-asian="13.1999998092651pt" style:font-weight-asian="normal" style:font-size-complex="13.1999998092651pt" style:font-weight-complex="normal"/>
    </style:style>
    <style:style style:name="P4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9ef256" style:font-size-asian="13.1999998092651pt" style:font-weight-asian="normal" style:font-size-complex="13.1999998092651pt" style:font-weight-complex="normal"/>
    </style:style>
    <style:style style:name="P4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a0e36d" style:font-size-asian="13.1999998092651pt" style:font-weight-asian="normal" style:font-size-complex="13.1999998092651pt" style:font-weight-complex="normal"/>
    </style:style>
    <style:style style:name="P4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07fe1b" style:font-size-asian="13.1999998092651pt" style:font-weight-asian="normal" style:font-size-complex="13.1999998092651pt" style:font-weight-complex="normal"/>
    </style:style>
    <style:style style:name="P4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a9644a" style:font-size-asian="13.1999998092651pt" style:font-weight-asian="normal" style:font-size-complex="13.1999998092651pt" style:font-weight-complex="normal"/>
    </style:style>
    <style:style style:name="P4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b20c8a" style:font-size-asian="13.1999998092651pt" style:font-weight-asian="normal" style:font-size-complex="13.1999998092651pt" style:font-weight-complex="normal"/>
    </style:style>
    <style:style style:name="P4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b60de5" style:font-size-asian="13.1999998092651pt" style:font-weight-asian="normal" style:font-size-complex="13.1999998092651pt" style:font-weight-complex="normal"/>
    </style:style>
    <style:style style:name="P4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ef85ba" style:font-size-asian="13.1999998092651pt" style:font-weight-asian="normal" style:font-size-complex="13.1999998092651pt" style:font-weight-complex="normal"/>
    </style:style>
    <style:style style:name="P4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c1b2a1" style:font-size-asian="13.1999998092651pt" style:font-weight-asian="normal" style:font-size-complex="13.1999998092651pt" style:font-weight-complex="normal"/>
    </style:style>
    <style:style style:name="P5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c725ff" style:font-size-asian="13.1999998092651pt" style:font-weight-asian="normal" style:font-size-complex="13.1999998092651pt" style:font-weight-complex="normal"/>
    </style:style>
    <style:style style:name="P5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d407e3" style:font-size-asian="13.1999998092651pt" style:font-weight-asian="normal" style:font-size-complex="13.1999998092651pt" style:font-weight-complex="normal"/>
    </style:style>
    <style:style style:name="P5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f02dc0" style:font-size-asian="13.1999998092651pt" style:font-weight-asian="normal" style:font-size-complex="13.1999998092651pt" style:font-weight-complex="normal"/>
    </style:style>
    <style:style style:name="P53"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01da268" officeooo:paragraph-rsid="0211374d" style:font-size-asian="13.1999998092651pt" style:font-weight-asian="normal" style:font-size-complex="13.1999998092651pt" style:font-weight-complex="normal"/>
    </style:style>
    <style:style style:name="P5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ebf8cf" style:font-size-asian="13.1999998092651pt" style:font-weight-asian="normal" style:font-size-complex="13.1999998092651pt" style:font-weight-complex="normal"/>
    </style:style>
    <style:style style:name="P5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21bf7cc" style:font-size-asian="13.1999998092651pt" style:font-weight-asian="normal" style:font-size-complex="13.1999998092651pt" style:font-weight-complex="normal"/>
    </style:style>
    <style:style style:name="P56"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01da268" officeooo:paragraph-rsid="0224f13c" style:font-size-asian="13.1999998092651pt" style:font-weight-asian="normal" style:font-size-complex="13.1999998092651pt" style:font-weight-complex="normal"/>
    </style:style>
    <style:style style:name="P5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224f13c" style:font-size-asian="13.1999998092651pt" style:font-weight-asian="normal" style:font-size-complex="13.1999998092651pt" style:font-weight-complex="normal"/>
    </style:style>
    <style:style style:name="P5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e030b6" style:font-size-asian="13.1999998092651pt" style:font-weight-asian="normal" style:font-size-complex="13.1999998092651pt" style:font-weight-complex="normal"/>
    </style:style>
    <style:style style:name="P5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6c40f" style:font-size-asian="13.1999998092651pt" style:font-weight-asian="normal" style:font-size-complex="13.1999998092651pt" style:font-weight-complex="normal"/>
    </style:style>
    <style:style style:name="P6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24a8691" style:font-size-asian="13.1999998092651pt" style:font-weight-asian="normal" style:font-size-complex="13.1999998092651pt" style:font-weight-complex="normal"/>
    </style:style>
    <style:style style:name="P6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24dec75" style:font-size-asian="13.1999998092651pt" style:font-weight-asian="normal" style:font-size-complex="13.1999998092651pt" style:font-weight-complex="normal"/>
    </style:style>
    <style:style style:name="P62"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01da268" officeooo:paragraph-rsid="024e7eca" style:font-size-asian="13.1999998092651pt" style:font-weight-asian="normal" style:font-size-complex="13.1999998092651pt" style:font-weight-complex="normal"/>
    </style:style>
    <style:style style:name="P6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24e7eca" style:font-size-asian="13.1999998092651pt" style:font-weight-asian="normal" style:font-size-complex="13.1999998092651pt" style:font-weight-complex="normal"/>
    </style:style>
    <style:style style:name="P64"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01da268" officeooo:paragraph-rsid="025425c7" style:font-size-asian="13.1999998092651pt" style:font-weight-asian="normal" style:font-size-complex="13.1999998092651pt" style:font-weight-complex="normal"/>
    </style:style>
    <style:style style:name="P6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01b4e" style:font-size-asian="13.1999998092651pt" style:font-weight-asian="normal" style:font-size-complex="13.1999998092651pt" style:font-weight-complex="normal"/>
    </style:style>
    <style:style style:name="P6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095555" officeooo:paragraph-rsid="024dec75" style:font-size-asian="13.1999998092651pt" style:font-weight-asian="normal" style:font-size-complex="13.1999998092651pt" style:font-weight-complex="normal"/>
    </style:style>
    <style:style style:name="P6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23c18a" officeooo:paragraph-rsid="015a5e43" style:font-size-asian="13.1999998092651pt" style:font-weight-asian="normal" style:font-size-complex="13.1999998092651pt" style:font-weight-complex="normal"/>
    </style:style>
    <style:style style:name="P6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23c18a" officeooo:paragraph-rsid="01f1cb67" style:font-size-asian="13.1999998092651pt" style:font-weight-asian="normal" style:font-size-complex="13.1999998092651pt" style:font-weight-complex="normal"/>
    </style:style>
    <style:style style:name="P6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3141f4" officeooo:paragraph-rsid="015a5e43" style:font-size-asian="13.1999998092651pt" style:font-weight-asian="normal" style:font-size-complex="13.1999998092651pt" style:font-weight-complex="normal"/>
    </style:style>
    <style:style style:name="P7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feeae3" officeooo:paragraph-rsid="0137487b" style:font-size-asian="13.1999998092651pt" style:font-weight-asian="normal" style:font-size-complex="13.1999998092651pt" style:font-weight-complex="normal"/>
    </style:style>
    <style:style style:name="P7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2204b4" officeooo:paragraph-rsid="015a5e43" style:font-size-asian="13.1999998092651pt" style:font-weight-asian="normal" style:font-size-complex="13.1999998092651pt" style:font-weight-complex="normal"/>
    </style:style>
    <style:style style:name="P7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5c350e" officeooo:paragraph-rsid="015c350e" style:font-size-asian="13.1999998092651pt" style:font-weight-asian="normal" style:font-size-complex="13.1999998092651pt" style:font-weight-complex="normal"/>
    </style:style>
    <style:style style:name="P7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5c350e" officeooo:paragraph-rsid="0165e6ac" style:font-size-asian="13.1999998092651pt" style:font-weight-asian="normal" style:font-size-complex="13.1999998092651pt" style:font-weight-complex="normal"/>
    </style:style>
    <style:style style:name="P7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5f00fa" officeooo:paragraph-rsid="015f00fa" style:font-size-asian="13.1999998092651pt" style:font-weight-asian="normal" style:font-size-complex="13.1999998092651pt" style:font-weight-complex="normal"/>
    </style:style>
    <style:style style:name="P7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5f00fa" officeooo:paragraph-rsid="015fdbec" style:font-size-asian="13.1999998092651pt" style:font-weight-asian="normal" style:font-size-complex="13.1999998092651pt" style:font-weight-complex="normal"/>
    </style:style>
    <style:style style:name="P7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6cfc00" officeooo:paragraph-rsid="016cfc00" style:font-size-asian="13.1999998092651pt" style:font-weight-asian="normal" style:font-size-complex="13.1999998092651pt" style:font-weight-complex="normal"/>
    </style:style>
    <style:style style:name="P7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6cfc00" officeooo:paragraph-rsid="016e8d1e" style:font-size-asian="13.1999998092651pt" style:font-weight-asian="normal" style:font-size-complex="13.1999998092651pt" style:font-weight-complex="normal"/>
    </style:style>
    <style:style style:name="P7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732d26" officeooo:paragraph-rsid="01732d26" style:font-size-asian="13.1999998092651pt" style:font-weight-asian="normal" style:font-size-complex="13.1999998092651pt" style:font-weight-complex="normal"/>
    </style:style>
    <style:style style:name="P7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04f9bb" officeooo:paragraph-rsid="011a942f" style:font-size-asian="13.1999998092651pt" style:font-weight-asian="normal" style:font-size-complex="13.1999998092651pt" style:font-weight-complex="normal"/>
    </style:style>
    <style:style style:name="P8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9a2a21" officeooo:paragraph-rsid="019a2a21" style:font-size-asian="13.1999998092651pt" style:font-weight-asian="normal" style:font-size-complex="13.1999998092651pt" style:font-weight-complex="normal"/>
    </style:style>
    <style:style style:name="P8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9a2a21" officeooo:paragraph-rsid="024a8691" style:font-size-asian="13.1999998092651pt" style:font-weight-asian="normal" style:font-size-complex="13.1999998092651pt" style:font-weight-complex="normal"/>
    </style:style>
    <style:style style:name="P8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9ba374" officeooo:paragraph-rsid="019ba374" style:font-size-asian="13.1999998092651pt" style:font-weight-asian="normal" style:font-size-complex="13.1999998092651pt" style:font-weight-complex="normal"/>
    </style:style>
    <style:style style:name="P8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a28476" officeooo:paragraph-rsid="01a28476" style:font-size-asian="13.1999998092651pt" style:font-weight-asian="normal" style:font-size-complex="13.1999998092651pt" style:font-weight-complex="normal"/>
    </style:style>
    <style:style style:name="P8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a3d93a" officeooo:paragraph-rsid="024e7eca" style:font-size-asian="13.1999998092651pt" style:font-weight-asian="normal" style:font-size-complex="13.1999998092651pt" style:font-weight-complex="normal"/>
    </style:style>
    <style:style style:name="P8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9ef256" officeooo:paragraph-rsid="019ef256" style:font-size-asian="13.1999998092651pt" style:font-weight-asian="normal" style:font-size-complex="13.1999998092651pt" style:font-weight-complex="normal"/>
    </style:style>
    <style:style style:name="P8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00d036" officeooo:paragraph-rsid="024a8691" style:font-size-asian="13.1999998092651pt" style:font-weight-asian="normal" style:font-size-complex="13.1999998092651pt" style:font-weight-complex="normal"/>
    </style:style>
    <style:style style:name="P8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b0c551" officeooo:paragraph-rsid="024dec75" style:font-size-asian="13.1999998092651pt" style:font-weight-asian="normal" style:font-size-complex="13.1999998092651pt" style:font-weight-complex="normal"/>
    </style:style>
    <style:style style:name="P8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b7d69f" officeooo:paragraph-rsid="01bd521b" style:font-size-asian="13.1999998092651pt" style:font-weight-asian="normal" style:font-size-complex="13.1999998092651pt" style:font-weight-complex="normal"/>
    </style:style>
    <style:style style:name="P8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b7d69f" officeooo:paragraph-rsid="01c1b2a1" style:font-size-asian="13.1999998092651pt" style:font-weight-asian="normal" style:font-size-complex="13.1999998092651pt" style:font-weight-complex="normal"/>
    </style:style>
    <style:style style:name="P9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b7d69f" officeooo:paragraph-rsid="01caa2a3" style:font-size-asian="13.1999998092651pt" style:font-weight-asian="normal" style:font-size-complex="13.1999998092651pt" style:font-weight-complex="normal"/>
    </style:style>
    <style:style style:name="P9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c725ff" officeooo:paragraph-rsid="01c725ff" style:font-size-asian="13.1999998092651pt" style:font-weight-asian="normal" style:font-size-complex="13.1999998092651pt" style:font-weight-complex="normal"/>
    </style:style>
    <style:style style:name="P9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d6a99e" officeooo:paragraph-rsid="01d6a99e" style:font-size-asian="13.1999998092651pt" style:font-weight-asian="normal" style:font-size-complex="13.1999998092651pt" style:font-weight-complex="normal"/>
    </style:style>
    <style:style style:name="P9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a9644a" officeooo:paragraph-rsid="01de156c" style:font-size-asian="13.1999998092651pt" style:font-weight-asian="normal" style:font-size-complex="13.1999998092651pt" style:font-weight-complex="normal"/>
    </style:style>
    <style:style style:name="P9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e77187" officeooo:paragraph-rsid="01e77187" style:font-size-asian="13.1999998092651pt" style:font-weight-asian="normal" style:font-size-complex="13.1999998092651pt" style:font-weight-complex="normal"/>
    </style:style>
    <style:style style:name="P9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fa2b62" officeooo:paragraph-rsid="01fa2b62" style:font-size-asian="13.1999998092651pt" style:font-weight-asian="normal" style:font-size-complex="13.1999998092651pt" style:font-weight-complex="normal"/>
    </style:style>
    <style:style style:name="P9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fb49ee" officeooo:paragraph-rsid="01fbb997" style:font-size-asian="13.1999998092651pt" style:font-weight-asian="normal" style:font-size-complex="13.1999998092651pt" style:font-weight-complex="normal"/>
    </style:style>
    <style:style style:name="P9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fb49ee" officeooo:paragraph-rsid="02144b4b" style:font-size-asian="13.1999998092651pt" style:font-weight-asian="normal" style:font-size-complex="13.1999998092651pt" style:font-weight-complex="normal"/>
    </style:style>
    <style:style style:name="P98"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187bc3d" officeooo:paragraph-rsid="021a6866" style:font-size-asian="13.1999998092651pt" style:font-weight-asian="normal" style:font-size-complex="13.1999998092651pt" style:font-weight-complex="normal"/>
    </style:style>
    <style:style style:name="P9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87bc3d" officeooo:paragraph-rsid="021bf7cc" style:font-size-asian="13.1999998092651pt" style:font-weight-asian="normal" style:font-size-complex="13.1999998092651pt" style:font-weight-complex="normal"/>
    </style:style>
    <style:style style:name="P10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e030b6" officeooo:paragraph-rsid="02284965" style:font-size-asian="13.1999998092651pt" style:font-weight-asian="normal" style:font-size-complex="13.1999998092651pt" style:font-weight-complex="normal"/>
    </style:style>
    <style:style style:name="P10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e15bef" officeooo:paragraph-rsid="02284965" style:font-size-asian="13.1999998092651pt" style:font-weight-asian="normal" style:font-size-complex="13.1999998092651pt" style:font-weight-complex="normal"/>
    </style:style>
    <style:style style:name="P10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235e1de" officeooo:paragraph-rsid="0235e1de" style:font-size-asian="13.1999998092651pt" style:font-weight-asian="normal" style:font-size-complex="13.1999998092651pt" style:font-weight-complex="normal"/>
    </style:style>
    <style:style style:name="P10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f64c41" officeooo:paragraph-rsid="01f64c41" style:font-size-asian="13.1999998092651pt" style:font-weight-asian="normal" style:font-size-complex="13.1999998092651pt" style:font-weight-complex="normal"/>
    </style:style>
    <style:style style:name="P10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238c406" officeooo:paragraph-rsid="0238c406" style:font-size-asian="13.1999998092651pt" style:font-weight-asian="normal" style:font-size-complex="13.1999998092651pt" style:font-weight-complex="normal"/>
    </style:style>
    <style:style style:name="P10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6efd8b" officeooo:paragraph-rsid="0245c6d6" style:font-size-asian="13.1999998092651pt" style:font-weight-asian="normal" style:font-size-complex="13.1999998092651pt" style:font-weight-complex="normal"/>
    </style:style>
    <style:style style:name="P10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2492c1b" officeooo:paragraph-rsid="02492c1b" style:font-size-asian="13.1999998092651pt" style:font-weight-asian="normal" style:font-size-complex="13.1999998092651pt" style:font-weight-complex="normal"/>
    </style:style>
    <style:style style:name="P10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2578e37" officeooo:paragraph-rsid="02578e37" style:font-size-asian="13.1999998092651pt" style:font-weight-asian="normal" style:font-size-complex="13.1999998092651pt" style:font-weight-complex="normal"/>
    </style:style>
    <style:style style:name="P10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officeooo:rsid="0039bc6f" officeooo:paragraph-rsid="025425c7" style:font-size-asian="13.1999998092651pt" style:font-size-complex="13.1999998092651pt"/>
    </style:style>
    <style:style style:name="P109" style:family="paragraph" style:parent-style-name="Standard">
      <loext:graphic-properties draw:fill="none" draw:fill-gradient-name="gradient" draw:fill-hatch-name="hatch"/>
      <style:paragraph-properties fo:margin-left="0.3752in" fo:margin-right="0in" fo:line-height="100%" fo:text-indent="0in" style:auto-text-indent="false" fo:background-color="transparent">
        <style:tab-stops/>
      </style:paragraph-properties>
      <style:text-properties style:font-name="Verdana" fo:font-size="13.1999998092651pt" officeooo:rsid="0039bc6f" officeooo:paragraph-rsid="025425c7" style:font-size-asian="13.1999998092651pt" style:font-size-complex="13.1999998092651pt"/>
    </style:style>
    <style:style style:name="P110" style:family="paragraph" style:parent-style-name="Standard" style:master-page-name="">
      <loext:graphic-properties draw:fill="none" draw:fill-gradient-name="gradient" draw:fill-hatch-name="hatch"/>
      <style:paragraph-properties fo:margin-left="0.62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25425c7" style:font-size-asian="13.1999998092651pt" style:font-size-complex="13.1999998092651pt"/>
    </style:style>
    <style:style style:name="P111" style:family="paragraph" style:parent-style-name="Standard">
      <loext:graphic-properties draw:fill="none" draw:fill-gradient-name="gradient" draw:fill-hatch-name="hatch"/>
      <style:paragraph-properties fo:margin-left="0.6252in" fo:margin-right="0in" fo:line-height="100%" fo:text-indent="0in" style:auto-text-indent="false" fo:background-color="transparent">
        <style:tab-stops/>
      </style:paragraph-properties>
      <style:text-properties style:font-name="Verdana" fo:font-size="13.1999998092651pt" officeooo:rsid="0040e4e9" officeooo:paragraph-rsid="025425c7" style:font-size-asian="13.1999998092651pt" style:font-size-complex="13.1999998092651pt"/>
    </style:style>
    <style:style style:name="P112" style:family="paragraph" style:parent-style-name="Standard" style:master-page-name="">
      <loext:graphic-properties draw:fill="none" draw:fill-gradient-name="gradient" draw:fill-hatch-name="hatch"/>
      <style:paragraph-properties fo:margin-left="0.87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25425c7" style:font-size-asian="13.1999998092651pt" style:font-size-complex="13.1999998092651pt"/>
    </style:style>
    <style:style style:name="P113" style:family="paragraph" style:parent-style-name="Standard" style:master-page-name="">
      <loext:graphic-properties draw:fill="none" draw:fill-gradient-name="gradient" draw:fill-hatch-name="hatch"/>
      <style:paragraph-properties fo:margin-left="1.12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25425c7" style:font-size-asian="13.1999998092651pt" style:font-size-complex="13.1999998092651pt"/>
    </style:style>
    <style:style style:name="P114" style:family="paragraph" style:parent-style-name="Standard" style:master-page-name="">
      <loext:graphic-properties draw:fill="none" draw:fill-gradient-name="gradient" draw:fill-hatch-name="hatch"/>
      <style:paragraph-properties fo:margin-left="1.37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25425c7" style:font-size-asian="13.1999998092651pt" style:font-size-complex="13.1999998092651pt"/>
    </style:style>
    <style:style style:name="P115" style:family="paragraph" style:parent-style-name="Standard" style:master-page-name="">
      <loext:graphic-properties draw:fill="none" draw:fill-gradient-name="gradient" draw:fill-hatch-name="hatch"/>
      <style:paragraph-properties fo:margin-left="1.62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25425c7" style:font-size-asian="13.1999998092651pt" style:font-size-complex="13.1999998092651pt"/>
    </style:style>
    <style:style style:name="P116" style:family="paragraph" style:parent-style-name="Standard" style:master-page-name="">
      <loext:graphic-properties draw:fill="none" draw:fill-gradient-name="gradient" draw:fill-hatch-name="hatch"/>
      <style:paragraph-properties fo:margin-left="1.87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25425c7" style:font-size-asian="13.1999998092651pt" style:font-size-complex="13.1999998092651pt"/>
    </style:style>
    <style:style style:name="P117" style:family="paragraph" style:parent-style-name="Standard" style:master-page-name="">
      <loext:graphic-properties draw:fill="none" draw:fill-gradient-name="gradient" draw:fill-hatch-name="hatch"/>
      <style:paragraph-properties fo:margin-left="2.1252in" fo:margin-right="0in" fo:line-height="100%" fo:text-indent="0in" style:auto-text-indent="false" style:page-number="auto" fo:background-color="transparent">
        <style:tab-stops/>
      </style:paragraph-properties>
      <style:text-properties style:font-name="Verdana" fo:font-size="13.1999998092651pt" officeooo:rsid="0043e4f5" officeooo:paragraph-rsid="025425c7" style:font-size-asian="13.1999998092651pt" style:font-size-complex="13.1999998092651pt"/>
    </style:style>
    <style:style style:name="P118" style:family="paragraph" style:parent-style-name="Standard">
      <loext:graphic-properties draw:fill="none" draw:fill-gradient-name="gradient" draw:fill-hatch-name="hatch"/>
      <style:paragraph-properties fo:margin-left="1.6252in" fo:margin-right="0in" fo:line-height="100%" fo:text-indent="0in" style:auto-text-indent="false" fo:background-color="transparent">
        <style:tab-stops/>
      </style:paragraph-properties>
      <style:text-properties style:font-name="Verdana" fo:font-size="13.1999998092651pt" officeooo:rsid="0043e4f5" officeooo:paragraph-rsid="025425c7" style:font-size-asian="13.1999998092651pt" style:font-size-complex="13.1999998092651pt"/>
    </style:style>
    <style:style style:name="P119" style:family="paragraph" style:parent-style-name="Standard">
      <loext:graphic-properties draw:fill="none" draw:fill-gradient-name="gradient" draw:fill-hatch-name="hatch"/>
      <style:paragraph-properties fo:margin-left="1.3752in" fo:margin-right="0in" fo:line-height="100%" fo:text-indent="0in" style:auto-text-indent="false" fo:background-color="transparent">
        <style:tab-stops/>
      </style:paragraph-properties>
      <style:text-properties style:font-name="Verdana" fo:font-size="13.1999998092651pt" officeooo:rsid="0043e4f5" officeooo:paragraph-rsid="025425c7" style:font-size-asian="13.1999998092651pt" style:font-size-complex="13.1999998092651pt"/>
    </style:style>
    <style:style style:name="P120" style:family="paragraph" style:parent-style-name="Standard">
      <loext:graphic-properties draw:fill="none" draw:fill-gradient-name="gradient" draw:fill-hatch-name="hatch"/>
      <style:paragraph-properties fo:margin-left="1.1252in" fo:margin-right="0in" fo:line-height="100%" fo:text-indent="0in" style:auto-text-indent="false" fo:background-color="transparent">
        <style:tab-stops/>
      </style:paragraph-properties>
      <style:text-properties style:font-name="Verdana" fo:font-size="13.1999998092651pt" officeooo:rsid="0043e4f5" officeooo:paragraph-rsid="025425c7" style:font-size-asian="13.1999998092651pt" style:font-size-complex="13.1999998092651pt"/>
    </style:style>
    <style:style style:name="P121" style:family="paragraph" style:parent-style-name="Standard">
      <loext:graphic-properties draw:fill="none" draw:fill-gradient-name="gradient" draw:fill-hatch-name="hatch"/>
      <style:paragraph-properties fo:margin-left="0.8752in" fo:margin-right="0in" fo:line-height="100%" fo:text-indent="0in" style:auto-text-indent="false" fo:background-color="transparent">
        <style:tab-stops/>
      </style:paragraph-properties>
      <style:text-properties style:font-name="Verdana" fo:font-size="13.1999998092651pt" officeooo:rsid="00423d78" officeooo:paragraph-rsid="025425c7" style:font-size-asian="13.1999998092651pt" style:font-size-complex="13.1999998092651pt"/>
    </style:style>
    <style:style style:name="P122" style:family="paragraph" style:parent-style-name="Standard">
      <loext:graphic-properties draw:fill="none" draw:fill-gradient-name="gradient" draw:fill-hatch-name="hatch"/>
      <style:paragraph-properties fo:margin-left="0.3752in" fo:margin-right="0in" fo:line-height="100%" fo:text-indent="0in" style:auto-text-indent="false" fo:background-color="transparent">
        <style:tab-stops/>
      </style:paragraph-properties>
      <style:text-properties style:font-name="Verdana" fo:font-size="13.1999998092651pt" officeooo:rsid="003cde8b" officeooo:paragraph-rsid="025425c7" style:font-size-asian="13.1999998092651pt" style:font-size-complex="13.1999998092651pt"/>
    </style:style>
    <style:style style:name="P12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officeooo:rsid="003cde8b" officeooo:paragraph-rsid="025425c7" style:font-size-asian="13.1999998092651pt" style:font-size-complex="13.1999998092651pt"/>
    </style:style>
    <style:style style:name="P12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officeooo:rsid="003bd274" officeooo:paragraph-rsid="025425c7" style:font-size-asian="13.1999998092651pt" style:font-size-complex="13.1999998092651pt"/>
    </style:style>
    <style:style style:name="P125" style:family="paragraph" style:parent-style-name="Standard">
      <loext:graphic-properties draw:fill="none" draw:fill-gradient-name="gradient" draw:fill-hatch-name="hatch"/>
      <style:paragraph-properties fo:margin-left="0.1252in" fo:margin-right="0in" fo:text-indent="0in" style:auto-text-indent="false" fo:background-color="transparent">
        <style:tab-stops/>
      </style:paragraph-properties>
      <style:text-properties style:font-name="Verdana" fo:font-size="13.1999998092651pt" officeooo:rsid="003bd274" officeooo:paragraph-rsid="003bd274" style:font-size-asian="13.1999998092651pt" style:font-size-complex="13.1999998092651pt"/>
    </style:style>
    <style:style style:name="P126" style:family="paragraph" style:parent-style-name="Standard" style:master-page-name="">
      <loext:graphic-properties draw:fill="none" draw:fill-gradient-name="gradient" draw:fill-hatch-name="hatch"/>
      <style:paragraph-properties fo:margin-left="0.1252in" fo:margin-right="0in" fo:text-indent="0in" style:auto-text-indent="false" style:page-number="auto" fo:background-color="transparent">
        <style:tab-stops/>
      </style:paragraph-properties>
      <style:text-properties style:font-name="Verdana" fo:font-size="13.1999998092651pt" officeooo:rsid="003bd274" officeooo:paragraph-rsid="025425c7" style:font-size-asian="13.1999998092651pt" style:font-size-complex="13.1999998092651pt"/>
    </style:style>
    <style:style style:name="P127" style:family="paragraph" style:parent-style-name="Standard">
      <loext:graphic-properties draw:fill="none" draw:fill-gradient-name="gradient" draw:fill-hatch-name="hatch"/>
      <style:paragraph-properties fo:margin-left="0.1252in" fo:margin-right="0in" fo:text-indent="0in" style:auto-text-indent="false" fo:background-color="transparent">
        <style:tab-stops/>
      </style:paragraph-properties>
      <style:text-properties style:font-name="Verdana" fo:font-size="13.1999998092651pt" officeooo:rsid="003bd274" officeooo:paragraph-rsid="025425c7" style:font-size-asian="13.1999998092651pt" style:font-size-complex="13.1999998092651pt"/>
    </style:style>
    <style:style style:name="P128" style:family="paragraph" style:parent-style-name="Standard" style:master-page-name="">
      <loext:graphic-properties draw:fill="none" draw:fill-gradient-name="gradient" draw:fill-hatch-name="hatch"/>
      <style:paragraph-properties fo:margin-left="0.1252in" fo:margin-right="0in" fo:text-indent="0in" style:auto-text-indent="false" style:page-number="auto" fo:background-color="transparent">
        <style:tab-stops/>
      </style:paragraph-properties>
      <style:text-properties style:font-name="Verdana" fo:font-size="13.1999998092651pt" officeooo:rsid="000a45db" officeooo:paragraph-rsid="025425c7" style:font-size-asian="13.1999998092651pt" style:font-size-complex="13.1999998092651pt"/>
    </style:style>
    <style:style style:name="P129" style:family="paragraph" style:parent-style-name="Standard">
      <loext:graphic-properties draw:fill="none" draw:fill-gradient-name="gradient" draw:fill-hatch-name="hatch"/>
      <style:paragraph-properties fo:margin-left="0.1252in" fo:margin-right="0in" fo:text-indent="0in" style:auto-text-indent="false" fo:background-color="transparent">
        <style:tab-stops/>
      </style:paragraph-properties>
      <style:text-properties style:font-name="Verdana" fo:font-size="13.1999998092651pt" officeooo:rsid="000a45db" officeooo:paragraph-rsid="025425c7" style:font-size-asian="13.1999998092651pt" style:font-size-complex="13.1999998092651pt"/>
    </style:style>
    <style:style style:name="P130" style:family="paragraph" style:parent-style-name="Standard">
      <loext:graphic-properties draw:fill="none" draw:fill-gradient-name="gradient" draw:fill-hatch-name="hatch"/>
      <style:paragraph-properties fo:margin-left="1.8752in" fo:margin-right="0in" fo:line-height="100%" fo:text-indent="0in" style:auto-text-indent="false" fo:background-color="transparent">
        <style:tab-stops/>
      </style:paragraph-properties>
      <style:text-properties style:font-name="Verdana" fo:font-size="13.1999998092651pt" officeooo:rsid="0045ed25" officeooo:paragraph-rsid="025425c7" style:font-size-asian="13.1999998092651pt" style:font-size-complex="13.1999998092651pt"/>
    </style:style>
    <style:style style:name="P131" style:family="paragraph" style:parent-style-name="Standard" style:list-style-name="L1"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3.1999998092651pt" officeooo:rsid="000bc229" officeooo:paragraph-rsid="003bd274" style:font-size-asian="13.1999998092651pt" style:font-size-complex="13.1999998092651pt"/>
    </style:style>
    <style:style style:name="P132" style:family="paragraph" style:parent-style-name="Standard" style:list-style-name="L1"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3.1999998092651pt" officeooo:rsid="000bc229" officeooo:paragraph-rsid="0211374d" style:font-size-asian="13.1999998092651pt" style:font-size-complex="13.1999998092651pt"/>
    </style:style>
    <style:style style:name="P133" style:family="paragraph" style:parent-style-name="Standard" style:list-style-name="L1"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3.1999998092651pt" officeooo:rsid="003c3a5c" officeooo:paragraph-rsid="003c3a5c" style:font-size-asian="13.1999998092651pt" style:font-size-complex="13.1999998092651pt"/>
    </style:style>
    <style:style style:name="P134" style:family="paragraph" style:parent-style-name="Standard" style:list-style-name="L2"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35" style:family="paragraph" style:parent-style-name="Standard" style:list-style-name="L2" style:master-page-name="">
      <loext:graphic-properties draw:fill="none" draw:fill-gradient-name="gradient" draw:fill-hatch-name="hatch"/>
      <style:paragraph-properties fo:margin-left="0.37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36" style:family="paragraph" style:parent-style-name="Standard" style:list-style-name="L2" style:master-page-name="">
      <loext:graphic-properties draw:fill="none" draw:fill-gradient-name="gradient" draw:fill-hatch-name="hatch"/>
      <style:paragraph-properties fo:margin-left="0.62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37" style:family="paragraph" style:parent-style-name="Standard" style:list-style-name="L2" style:master-page-name="">
      <loext:graphic-properties draw:fill="none" draw:fill-gradient-name="gradient" draw:fill-hatch-name="hatch"/>
      <style:paragraph-properties fo:margin-left="0.87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38" style:family="paragraph" style:parent-style-name="Standard" style:list-style-name="L2" style:master-page-name="">
      <loext:graphic-properties draw:fill="none" draw:fill-gradient-name="gradient" draw:fill-hatch-name="hatch"/>
      <style:paragraph-properties fo:margin-left="1.12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39" style:family="paragraph" style:parent-style-name="Standard" style:list-style-name="L2" style:master-page-name="">
      <loext:graphic-properties draw:fill="none" draw:fill-gradient-name="gradient" draw:fill-hatch-name="hatch"/>
      <style:paragraph-properties fo:margin-left="1.37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40" style:family="paragraph" style:parent-style-name="Standard" style:list-style-name="L2" style:master-page-name="">
      <loext:graphic-properties draw:fill="none" draw:fill-gradient-name="gradient" draw:fill-hatch-name="hatch"/>
      <style:paragraph-properties fo:margin-left="1.62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41" style:family="paragraph" style:parent-style-name="Standard" style:list-style-name="L2" style:master-page-name="">
      <loext:graphic-properties draw:fill="none" draw:fill-gradient-name="gradient" draw:fill-hatch-name="hatch"/>
      <style:paragraph-properties fo:margin-left="1.87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42" style:family="paragraph" style:parent-style-name="Standard" style:list-style-name="L2" style:master-page-name="">
      <loext:graphic-properties draw:fill="none" draw:fill-gradient-name="gradient" draw:fill-hatch-name="hatch"/>
      <style:paragraph-properties fo:margin-left="2.12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43" style:family="paragraph" style:parent-style-name="Standard" style:list-style-name="L2">
      <loext:graphic-properties draw:fill="none" draw:fill-gradient-name="gradient" draw:fill-hatch-name="hatch"/>
      <style:paragraph-properties fo:margin-left="0.1252in" fo:margin-right="0in" fo:text-indent="-0.1252in" style:auto-text-indent="false" fo:background-color="transparent">
        <style:tab-stops/>
      </style:paragraph-properties>
      <style:text-properties style:font-name="Verdana" fo:font-size="13.1999998092651pt" officeooo:rsid="00486dfb" officeooo:paragraph-rsid="025425c7" style:font-size-asian="13.1999998092651pt" style:font-size-complex="13.1999998092651pt"/>
    </style:style>
    <style:style style:name="P144" style:family="paragraph" style:parent-style-name="Standard" style:list-style-name="L1">
      <loext:graphic-properties draw:fill="none" draw:fill-gradient-name="gradient" draw:fill-hatch-name="hatch"/>
      <style:paragraph-properties fo:margin-left="0.1252in" fo:margin-right="0in" fo:text-indent="-0.1252in" style:auto-text-indent="false" fo:background-color="transparent">
        <style:tab-stops/>
      </style:paragraph-properties>
      <style:text-properties style:font-name="Verdana" fo:font-size="13.1999998092651pt" officeooo:rsid="00486dfb" officeooo:paragraph-rsid="00486dfb" style:font-size-asian="13.1999998092651pt" style:font-size-complex="13.1999998092651pt"/>
    </style:style>
    <style:style style:name="P145" style:family="paragraph" style:parent-style-name="Standard" style:list-style-name="L2">
      <loext:graphic-properties draw:fill="none" draw:fill-gradient-name="gradient" draw:fill-hatch-name="hatch"/>
      <style:paragraph-properties fo:margin-left="0.1252in" fo:margin-right="0in" fo:text-indent="-0.1252in" style:auto-text-indent="false" fo:background-color="transparent">
        <style:tab-stops/>
      </style:paragraph-properties>
      <style:text-properties style:font-name="Verdana" fo:font-size="13.1999998092651pt" officeooo:rsid="004a2d05" officeooo:paragraph-rsid="025425c7" style:font-size-asian="13.1999998092651pt" style:font-size-complex="13.1999998092651pt"/>
    </style:style>
    <style:style style:name="P14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3e6848" style:font-size-asian="13.1999998092651pt" style:font-weight-asian="normal" style:font-size-complex="13.1999998092651pt" style:font-weight-complex="normal"/>
    </style:style>
    <style:style style:name="P14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76d656" style:font-size-asian="13.1999998092651pt" style:font-weight-asian="normal" style:font-size-complex="13.1999998092651pt" style:font-weight-complex="normal"/>
    </style:style>
    <style:style style:name="P14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29bf7" style:font-size-asian="13.1999998092651pt" style:font-weight-asian="normal" style:font-size-complex="13.1999998092651pt" style:font-weight-complex="normal"/>
    </style:style>
    <style:style style:name="P14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25a0eda" officeooo:paragraph-rsid="025f29b9" style:font-size-asian="13.1999998092651pt" style:font-weight-asian="normal" style:font-size-complex="13.1999998092651pt" style:font-weight-complex="normal"/>
    </style:style>
    <style:style style:name="P15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25a0eda" officeooo:paragraph-rsid="025f8fa6" style:font-size-asian="13.1999998092651pt" style:font-weight-asian="normal" style:font-size-complex="13.1999998092651pt" style:font-weight-complex="normal"/>
    </style:style>
    <style:style style:name="P15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01a2f1" officeooo:paragraph-rsid="014040a5" style:font-size-asian="13.1999998092651pt" style:font-weight-asian="normal" style:font-size-complex="13.1999998092651pt" style:font-weight-complex="normal"/>
    </style:style>
    <style:style style:name="P15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26324b0" officeooo:paragraph-rsid="0263c9ec" style:font-size-asian="13.1999998092651pt" style:font-weight-asian="normal" style:font-size-complex="13.1999998092651pt" style:font-weight-complex="normal"/>
    </style:style>
    <style:style style:name="P15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26324b0" officeooo:paragraph-rsid="0267121f" style:font-size-asian="13.1999998092651pt" style:font-weight-asian="normal" style:font-size-complex="13.1999998092651pt" style:font-weight-complex="normal"/>
    </style:style>
    <style:style style:name="P15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26324b0" officeooo:paragraph-rsid="02674733" style:font-size-asian="13.1999998092651pt" style:font-weight-asian="normal" style:font-size-complex="13.1999998092651pt" style:font-weight-complex="normal"/>
    </style:style>
    <style:style style:name="P15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03da1d" officeooo:paragraph-rsid="01427249" style:font-size-asian="13.1999998092651pt" style:font-weight-asian="normal" style:font-size-complex="13.1999998092651pt" style:font-weight-complex="normal"/>
    </style:style>
    <style:style style:name="P156" style:family="paragraph" style:parent-style-name="Standard" style:list-style-name="L2"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2.3999996185303pt" officeooo:rsid="000bc229" officeooo:paragraph-rsid="025425c7" style:font-size-asian="12.3999996185303pt" style:font-size-complex="12.3999996185303pt"/>
    </style:style>
    <style:style style:name="P157" style:family="paragraph" style:parent-style-name="Standard" style:list-style-name="L2"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2.3999996185303pt" officeooo:rsid="000c2523" officeooo:paragraph-rsid="025425c7" style:font-size-asian="12.3999996185303pt" style:font-size-complex="12.3999996185303pt"/>
    </style:style>
    <style:style style:name="P158" style:family="paragraph" style:parent-style-name="Standard" style:list-style-name="L2"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2.3999996185303pt" officeooo:rsid="000bc229" officeooo:paragraph-rsid="025425c7" style:font-size-asian="10.8500003814697pt" style:font-size-complex="12.3999996185303pt"/>
    </style:style>
    <style:style style:name="T1" style:family="text">
      <style:text-properties fo:font-size="13.1999998092651pt" style:font-size-asian="13.1999998092651pt" style:font-size-complex="13.1999998092651pt"/>
    </style:style>
    <style:style style:name="T2" style:family="text">
      <style:text-properties fo:font-size="13.1999998092651pt" officeooo:rsid="001da268" style:font-size-asian="13.1999998092651pt" style:font-size-complex="13.1999998092651pt"/>
    </style:style>
    <style:style style:name="T3" style:family="text">
      <style:text-properties fo:font-size="13.1999998092651pt" officeooo:rsid="0026e10a" style:font-size-asian="13.1999998092651pt" style:font-size-complex="13.1999998092651pt"/>
    </style:style>
    <style:style style:name="T4" style:family="text">
      <style:text-properties officeooo:rsid="00d4f611"/>
    </style:style>
    <style:style style:name="T5" style:family="text">
      <style:text-properties officeooo:rsid="00d50fb9"/>
    </style:style>
    <style:style style:name="T6" style:family="text">
      <style:text-properties officeooo:rsid="00d7ad7f"/>
    </style:style>
    <style:style style:name="T7" style:family="text">
      <style:text-properties officeooo:rsid="00dca0e1"/>
    </style:style>
    <style:style style:name="T8" style:family="text">
      <style:text-properties officeooo:rsid="00de67c5"/>
    </style:style>
    <style:style style:name="T9" style:family="text">
      <style:text-properties officeooo:rsid="00df78c1"/>
    </style:style>
    <style:style style:name="T10" style:family="text">
      <style:text-properties officeooo:rsid="00e511b1"/>
    </style:style>
    <style:style style:name="T11" style:family="text">
      <style:text-properties officeooo:rsid="00e829fb"/>
    </style:style>
    <style:style style:name="T12" style:family="text">
      <style:text-properties officeooo:rsid="00eab8e1"/>
    </style:style>
    <style:style style:name="T13" style:family="text">
      <style:text-properties officeooo:rsid="00ed8780"/>
    </style:style>
    <style:style style:name="T14" style:family="text">
      <style:text-properties officeooo:rsid="00f02787"/>
    </style:style>
    <style:style style:name="T15" style:family="text">
      <style:text-properties officeooo:rsid="00f5d1f4"/>
    </style:style>
    <style:style style:name="T16" style:family="text">
      <style:text-properties officeooo:rsid="00f72040"/>
    </style:style>
    <style:style style:name="T17" style:family="text">
      <style:text-properties officeooo:rsid="00f8f5e4"/>
    </style:style>
    <style:style style:name="T18" style:family="text">
      <style:text-properties officeooo:rsid="00f9ca36"/>
    </style:style>
    <style:style style:name="T19" style:family="text">
      <style:text-properties officeooo:rsid="00fad19c"/>
    </style:style>
    <style:style style:name="T20" style:family="text">
      <style:text-properties officeooo:rsid="00fca3e6"/>
    </style:style>
    <style:style style:name="T21" style:family="text">
      <style:text-properties officeooo:rsid="00fdab7d"/>
    </style:style>
    <style:style style:name="T22" style:family="text">
      <style:text-properties officeooo:rsid="00fe307d"/>
    </style:style>
    <style:style style:name="T23" style:family="text">
      <style:text-properties officeooo:rsid="00feeae3"/>
    </style:style>
    <style:style style:name="T24" style:family="text">
      <style:text-properties officeooo:rsid="0100d036"/>
    </style:style>
    <style:style style:name="T25" style:family="text">
      <style:text-properties officeooo:rsid="0101a2f1"/>
    </style:style>
    <style:style style:name="T26" style:family="text">
      <style:text-properties officeooo:rsid="01025676"/>
    </style:style>
    <style:style style:name="T27" style:family="text">
      <style:text-properties officeooo:rsid="0104f9bb"/>
    </style:style>
    <style:style style:name="T28" style:family="text">
      <style:text-properties officeooo:rsid="010d2fbb"/>
    </style:style>
    <style:style style:name="T29" style:family="text">
      <style:text-properties officeooo:rsid="010ec0de"/>
    </style:style>
    <style:style style:name="T30" style:family="text">
      <style:text-properties officeooo:rsid="0110b394"/>
    </style:style>
    <style:style style:name="T31" style:family="text">
      <style:text-properties officeooo:rsid="0119bb93"/>
    </style:style>
    <style:style style:name="T32" style:family="text">
      <style:text-properties officeooo:rsid="011a942f"/>
    </style:style>
    <style:style style:name="T33" style:family="text">
      <style:text-properties officeooo:rsid="011c1144"/>
    </style:style>
    <style:style style:name="T34" style:family="text">
      <style:text-properties officeooo:rsid="011c33f6"/>
    </style:style>
    <style:style style:name="T35" style:family="text">
      <style:text-properties officeooo:rsid="01237fdc"/>
    </style:style>
    <style:style style:name="T36" style:family="text">
      <style:text-properties officeooo:rsid="0124743b"/>
    </style:style>
    <style:style style:name="T37" style:family="text">
      <style:text-properties officeooo:rsid="01266e9f"/>
    </style:style>
    <style:style style:name="T38" style:family="text">
      <style:text-properties officeooo:rsid="01299f9f"/>
    </style:style>
    <style:style style:name="T39" style:family="text">
      <style:text-properties officeooo:rsid="012d239a"/>
    </style:style>
    <style:style style:name="T40" style:family="text">
      <style:text-properties officeooo:rsid="012e0020"/>
    </style:style>
    <style:style style:name="T41" style:family="text">
      <style:text-properties officeooo:rsid="0133bcea"/>
    </style:style>
    <style:style style:name="T42" style:family="text">
      <style:text-properties officeooo:rsid="0137487b"/>
    </style:style>
    <style:style style:name="T43" style:family="text">
      <style:text-properties officeooo:rsid="013840c1"/>
    </style:style>
    <style:style style:name="T44" style:family="text">
      <style:text-properties officeooo:rsid="013de6f2"/>
    </style:style>
    <style:style style:name="T45" style:family="text">
      <style:text-properties officeooo:rsid="013e6848"/>
    </style:style>
    <style:style style:name="T46" style:family="text">
      <style:text-properties officeooo:rsid="014040a5"/>
    </style:style>
    <style:style style:name="T47" style:family="text">
      <style:text-properties officeooo:rsid="01427249"/>
    </style:style>
    <style:style style:name="T48" style:family="text">
      <style:text-properties officeooo:rsid="01429bf7"/>
    </style:style>
    <style:style style:name="T49" style:family="text">
      <style:text-properties officeooo:rsid="0142c222"/>
    </style:style>
    <style:style style:name="T50" style:family="text">
      <style:text-properties officeooo:rsid="0143929a"/>
    </style:style>
    <style:style style:name="T51" style:family="text">
      <style:text-properties officeooo:rsid="01453595"/>
    </style:style>
    <style:style style:name="T52" style:family="text">
      <style:text-properties officeooo:rsid="0146c40f"/>
    </style:style>
    <style:style style:name="T53" style:family="text">
      <style:text-properties officeooo:rsid="01472d7e"/>
    </style:style>
    <style:style style:name="T54" style:family="text">
      <style:text-properties officeooo:rsid="0148b785"/>
    </style:style>
    <style:style style:name="T55" style:family="text">
      <style:text-properties officeooo:rsid="014c3f00"/>
    </style:style>
    <style:style style:name="T56" style:family="text">
      <style:text-properties officeooo:rsid="014e67c6"/>
    </style:style>
    <style:style style:name="T57" style:family="text">
      <style:text-properties officeooo:rsid="01501b4e"/>
    </style:style>
    <style:style style:name="T58" style:family="text">
      <style:text-properties officeooo:rsid="0152a2df"/>
    </style:style>
    <style:style style:name="T59" style:family="text">
      <style:text-properties officeooo:rsid="0153e9d5"/>
    </style:style>
    <style:style style:name="T60" style:family="text">
      <style:text-properties officeooo:rsid="01548418"/>
    </style:style>
    <style:style style:name="T61" style:family="text">
      <style:text-properties officeooo:rsid="0154fdf7"/>
    </style:style>
    <style:style style:name="T62" style:family="text">
      <style:text-properties officeooo:rsid="0156e029"/>
    </style:style>
    <style:style style:name="T63" style:family="text">
      <style:text-properties officeooo:rsid="01578963"/>
    </style:style>
    <style:style style:name="T64" style:family="text">
      <style:text-properties officeooo:rsid="015a000b"/>
    </style:style>
    <style:style style:name="T65" style:family="text">
      <style:text-properties officeooo:rsid="015abd6d"/>
    </style:style>
    <style:style style:name="T66" style:family="text">
      <style:text-properties officeooo:rsid="015b95fd"/>
    </style:style>
    <style:style style:name="T67" style:family="text">
      <style:text-properties officeooo:rsid="015d739b"/>
    </style:style>
    <style:style style:name="T68" style:family="text">
      <style:text-properties officeooo:rsid="01674807"/>
    </style:style>
    <style:style style:name="T69" style:family="text">
      <style:text-properties officeooo:rsid="0168aa37"/>
    </style:style>
    <style:style style:name="T70" style:family="text">
      <style:text-properties officeooo:rsid="016e8d1e"/>
    </style:style>
    <style:style style:name="T71" style:family="text">
      <style:text-properties officeooo:rsid="016efd8b"/>
    </style:style>
    <style:style style:name="T72" style:family="text">
      <style:text-properties officeooo:rsid="0170d406"/>
    </style:style>
    <style:style style:name="T73" style:family="text">
      <style:text-properties officeooo:rsid="01731809"/>
    </style:style>
    <style:style style:name="T74" style:family="text">
      <style:text-properties officeooo:rsid="017459b3"/>
    </style:style>
    <style:style style:name="T75" style:family="text">
      <style:text-properties officeooo:rsid="017485d3"/>
    </style:style>
    <style:style style:name="T76" style:family="text">
      <style:text-properties officeooo:rsid="0178a78b"/>
    </style:style>
    <style:style style:name="T77" style:family="text">
      <style:text-properties officeooo:rsid="017a59c4"/>
    </style:style>
    <style:style style:name="T78" style:family="text">
      <style:text-properties officeooo:rsid="017f5060"/>
    </style:style>
    <style:style style:name="T79" style:family="text">
      <style:text-properties officeooo:rsid="01856809"/>
    </style:style>
    <style:style style:name="T80" style:family="text">
      <style:text-properties officeooo:rsid="0186dcc5"/>
    </style:style>
    <style:style style:name="T81" style:family="text">
      <style:text-properties officeooo:rsid="0189a845"/>
    </style:style>
    <style:style style:name="T82" style:family="text">
      <style:text-properties officeooo:rsid="018c8548"/>
    </style:style>
    <style:style style:name="T83" style:family="text">
      <style:text-properties officeooo:rsid="018e2361"/>
    </style:style>
    <style:style style:name="T84" style:family="text">
      <style:text-properties officeooo:rsid="019075e8"/>
    </style:style>
    <style:style style:name="T85" style:family="text">
      <style:text-properties officeooo:rsid="0191f947"/>
    </style:style>
    <style:style style:name="T86" style:family="text">
      <style:text-properties officeooo:rsid="01947d73"/>
    </style:style>
    <style:style style:name="T87" style:family="text">
      <style:text-properties officeooo:rsid="019631f3"/>
    </style:style>
    <style:style style:name="T88" style:family="text">
      <style:text-properties officeooo:rsid="0199333a"/>
    </style:style>
    <style:style style:name="T89" style:family="text">
      <style:text-properties officeooo:rsid="0199d650"/>
    </style:style>
    <style:style style:name="T90" style:family="text">
      <style:text-properties officeooo:rsid="019a2a21"/>
    </style:style>
    <style:style style:name="T91" style:family="text">
      <style:text-properties officeooo:rsid="019ef256"/>
    </style:style>
    <style:style style:name="T92" style:family="text">
      <style:text-properties officeooo:rsid="01a2d8c1"/>
    </style:style>
    <style:style style:name="T93" style:family="text">
      <style:text-properties officeooo:rsid="01a3fbd4"/>
    </style:style>
    <style:style style:name="T94" style:family="text">
      <style:text-properties officeooo:rsid="01a5dd92"/>
    </style:style>
    <style:style style:name="T95" style:family="text">
      <style:text-properties officeooo:rsid="01a8d077"/>
    </style:style>
    <style:style style:name="T96" style:family="text">
      <style:text-properties officeooo:rsid="01add6ad"/>
    </style:style>
    <style:style style:name="T97" style:family="text">
      <style:text-properties officeooo:rsid="01aeeff6"/>
    </style:style>
    <style:style style:name="T98" style:family="text">
      <style:text-properties officeooo:rsid="01b20c8a"/>
    </style:style>
    <style:style style:name="T99" style:family="text">
      <style:text-properties officeooo:rsid="01b42d7c"/>
    </style:style>
    <style:style style:name="T100" style:family="text">
      <style:text-properties officeooo:rsid="01b60de5"/>
    </style:style>
    <style:style style:name="T101" style:family="text">
      <style:text-properties officeooo:rsid="01bae21e"/>
    </style:style>
    <style:style style:name="T102" style:family="text">
      <style:text-properties officeooo:rsid="01bae80f"/>
    </style:style>
    <style:style style:name="T103" style:family="text">
      <style:text-properties officeooo:rsid="01bd521b"/>
    </style:style>
    <style:style style:name="T104" style:family="text">
      <style:text-properties officeooo:rsid="01c1a6dd"/>
    </style:style>
    <style:style style:name="T105" style:family="text">
      <style:text-properties officeooo:rsid="01c1b2a1"/>
    </style:style>
    <style:style style:name="T106" style:family="text">
      <style:text-properties officeooo:rsid="01c47bf0"/>
    </style:style>
    <style:style style:name="T107" style:family="text">
      <style:text-properties officeooo:rsid="01d176e6"/>
    </style:style>
    <style:style style:name="T108" style:family="text">
      <style:text-properties officeooo:rsid="01d2b97a"/>
    </style:style>
    <style:style style:name="T109" style:family="text">
      <style:text-properties officeooo:rsid="01d407e3"/>
    </style:style>
    <style:style style:name="T110" style:family="text">
      <style:text-properties officeooo:rsid="01d747ff"/>
    </style:style>
    <style:style style:name="T111" style:family="text">
      <style:text-properties officeooo:rsid="01dbb1b0"/>
    </style:style>
    <style:style style:name="T112" style:family="text">
      <style:text-properties officeooo:rsid="01e7d669"/>
    </style:style>
    <style:style style:name="T113" style:family="text">
      <style:text-properties officeooo:rsid="01e892f5"/>
    </style:style>
    <style:style style:name="T114" style:family="text">
      <style:text-properties officeooo:rsid="01edcfcd"/>
    </style:style>
    <style:style style:name="T115" style:family="text">
      <style:text-properties officeooo:rsid="01f02dc0"/>
    </style:style>
    <style:style style:name="T116" style:family="text">
      <style:text-properties officeooo:rsid="01f2ebae"/>
    </style:style>
    <style:style style:name="T117" style:family="text">
      <style:text-properties officeooo:rsid="01138598"/>
    </style:style>
    <style:style style:name="T118" style:family="text">
      <style:text-properties officeooo:rsid="001da268"/>
    </style:style>
    <style:style style:name="T119" style:family="text">
      <style:text-properties officeooo:rsid="01f7d78d"/>
    </style:style>
    <style:style style:name="T120" style:family="text">
      <style:text-properties officeooo:rsid="01fd766d"/>
    </style:style>
    <style:style style:name="T121" style:family="text">
      <style:text-properties officeooo:rsid="01fd9540"/>
    </style:style>
    <style:style style:name="T122" style:family="text">
      <style:text-properties officeooo:rsid="02007c18"/>
    </style:style>
    <style:style style:name="T123" style:family="text">
      <style:text-properties officeooo:rsid="02024d9b"/>
    </style:style>
    <style:style style:name="T124" style:family="text">
      <style:text-properties officeooo:rsid="0202f36d"/>
    </style:style>
    <style:style style:name="T125" style:family="text">
      <style:text-properties officeooo:rsid="0204ce68"/>
    </style:style>
    <style:style style:name="T126" style:family="text">
      <style:text-properties officeooo:rsid="0206eb68"/>
    </style:style>
    <style:style style:name="T127" style:family="text">
      <style:text-properties officeooo:rsid="0208304b"/>
    </style:style>
    <style:style style:name="T128" style:family="text">
      <style:text-properties officeooo:rsid="020ba443"/>
    </style:style>
    <style:style style:name="T129" style:family="text">
      <style:text-properties officeooo:rsid="020cda35"/>
    </style:style>
    <style:style style:name="T130" style:family="text">
      <style:text-properties officeooo:rsid="020e021c"/>
    </style:style>
    <style:style style:name="T131" style:family="text">
      <style:text-properties officeooo:rsid="020ec6a1"/>
    </style:style>
    <style:style style:name="T132" style:family="text">
      <style:text-properties officeooo:rsid="02125925"/>
    </style:style>
    <style:style style:name="T133" style:family="text">
      <style:text-properties officeooo:rsid="02173f87"/>
    </style:style>
    <style:style style:name="T134" style:family="text">
      <style:text-properties style:font-name="Verdana" fo:font-size="13.1999998092651pt" fo:font-weight="normal" officeooo:rsid="001da268" style:font-size-asian="13.1999998092651pt" style:font-weight-asian="normal" style:font-size-complex="13.1999998092651pt" style:font-weight-complex="normal"/>
    </style:style>
    <style:style style:name="T135" style:family="text">
      <style:text-properties officeooo:rsid="021e602f"/>
    </style:style>
    <style:style style:name="T136" style:family="text">
      <style:text-properties officeooo:rsid="02264801"/>
    </style:style>
    <style:style style:name="T137" style:family="text">
      <style:text-properties officeooo:rsid="02272c7b"/>
    </style:style>
    <style:style style:name="T138" style:family="text">
      <style:text-properties officeooo:rsid="022c3b89"/>
    </style:style>
    <style:style style:name="T139" style:family="text">
      <style:text-properties officeooo:rsid="022e6fb0"/>
    </style:style>
    <style:style style:name="T140" style:family="text">
      <style:text-properties officeooo:rsid="0230e53e"/>
    </style:style>
    <style:style style:name="T141" style:family="text">
      <style:text-properties officeooo:rsid="02346740"/>
    </style:style>
    <style:style style:name="T142" style:family="text">
      <style:text-properties officeooo:rsid="023977ae"/>
    </style:style>
    <style:style style:name="T143" style:family="text">
      <style:text-properties officeooo:rsid="023a5f1b"/>
    </style:style>
    <style:style style:name="T144" style:family="text">
      <style:text-properties officeooo:rsid="023b8082"/>
    </style:style>
    <style:style style:name="T145" style:family="text">
      <style:text-properties officeooo:rsid="02417b5c"/>
    </style:style>
    <style:style style:name="T146" style:family="text">
      <style:text-properties officeooo:rsid="0243489a"/>
    </style:style>
    <style:style style:name="T147" style:family="text">
      <style:text-properties officeooo:rsid="0245c6d6"/>
    </style:style>
    <style:style style:name="T148" style:family="text">
      <style:text-properties officeooo:rsid="024fc087"/>
    </style:style>
    <style:style style:name="T149" style:family="text">
      <style:text-properties officeooo:rsid="025086b9"/>
    </style:style>
    <style:style style:name="T150" style:family="text">
      <style:text-properties officeooo:rsid="0250a96e"/>
    </style:style>
    <style:style style:name="T151" style:family="text">
      <style:text-properties officeooo:rsid="0251cbb2"/>
    </style:style>
    <style:style style:name="T152" style:family="text">
      <style:text-properties officeooo:rsid="02536d17"/>
    </style:style>
    <style:style style:name="T153" style:family="text">
      <style:text-properties officeooo:rsid="004a4ba4"/>
    </style:style>
    <style:style style:name="T154" style:family="text">
      <style:text-properties officeooo:rsid="02549614"/>
    </style:style>
    <style:style style:name="T155" style:family="text">
      <style:text-properties officeooo:rsid="0255c1e3"/>
    </style:style>
    <style:style style:name="T156" style:family="text">
      <style:text-properties officeooo:rsid="025686e7"/>
    </style:style>
    <style:style style:name="T157" style:family="text">
      <style:text-properties officeooo:rsid="02596907"/>
    </style:style>
    <style:style style:name="T158" style:family="text">
      <style:text-properties officeooo:rsid="025f29b9"/>
    </style:style>
    <style:style style:name="T159" style:family="text">
      <style:text-properties officeooo:rsid="025f8fa6"/>
    </style:style>
    <style:style style:name="T160" style:family="text">
      <style:text-properties officeooo:rsid="025ff7c9"/>
    </style:style>
    <style:style style:name="T161" style:family="text">
      <style:text-properties officeooo:rsid="02602585"/>
    </style:style>
    <style:style style:name="T162" style:family="text">
      <style:text-properties officeooo:rsid="026132f9"/>
    </style:style>
    <style:style style:name="T163" style:family="text">
      <style:text-properties officeooo:rsid="0265a2ee"/>
    </style:style>
    <style:style style:name="T164" style:family="text">
      <style:text-properties officeooo:rsid="02682000"/>
    </style:style>
    <text:list-style style:name="L1">
      <text:list-level-style-bullet text:level="1" text:style-name="Bullet_20_Symbols"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list text:style-name="L1">
        <text:list-item>
          <text:p text:style-name="P131"/>
        </text:list-item>
      </text:list>
      <text:p text:style-name="P10">Beef<text:span text:style-name="T41">.</text:span></text:p>
      <text:p text:style-name="P9"><text:span text:style-name="T20">Chuck or Ground - cheapest cuts are fine</text:span>.</text:p>
      <text:p text:style-name="P3"/>
      <text:p text:style-name="P3">Beef Liver.</text:p>
      <text:p text:style-name="P54"/>
      <text:p text:style-name="P3"><text:span text:style-name="Do-Not-Do">Beef Tallow</text:span><text:span text:style-name="Do-Not-Do"><text:span text:style-name="T90">.</text:span></text:span></text:p>
      <text:p text:style-name="P80">It<text:span text:style-name="T133"> can be used as </text:span>a substitute for pork fat.</text:p>
      <text:p text:style-name="P82">I <text:span text:style-name="T143">have </text:span><text:span text:style-name="T144">no </text:span><text:span text:style-name="T143">immediate plans to buy it</text:span>.</text:p>
      <text:p text:style-name="P3"/>
      <text:p text:style-name="P9">Chicken<text:span text:style-name="T41">.</text:span></text:p>
      <text:p text:style-name="P9"><text:span text:style-name="T21">Thighs/Legs preferred over breast</text:span>.</text:p>
      <text:p text:style-name="P3"/>
      <text:p text:style-name="P3">Chicken Liver.</text:p>
      <text:p text:style-name="P54"/>
      <text:p text:style-name="P9">Turkey<text:span text:style-name="T41">.</text:span></text:p>
      <text:p text:style-name="P9"><text:span text:style-name="T22">Thighs/Ground</text:span><text:span text:style-name="T41">.</text:span></text:p>
      <text:p text:style-name="P3"/>
      <text:p text:style-name="P9">Pork<text:span text:style-name="T41">.</text:span></text:p>
      <text:p text:style-name="P9"><text:span text:style-name="T20">Shoulder/Butt - Dark meat is mandatory</text:span><text:span text:style-name="T41">.</text:span></text:p>
      <text:p text:style-name="P9"><text:span text:style-name="T41">D</text:span>arker cuts are cheaper.</text:p>
      <text:p text:style-name="P3"/>
      <text:p text:style-name="P9">Pork Fat<text:span text:style-name="T41">.</text:span></text:p>
      <text:p text:style-name="P9">Lard, Salt Pork, or trimmings.</text:p>
      <text:p text:style-name="P3"/>
      <text:list text:continue-numbering="true" text:style-name="L1">
        <text:list-item>
          <text:p text:style-name="P132"/>
        </text:list-item>
      </text:list>
      <text:p text:style-name="P11">Mackerel<text:span text:style-name="T42">.</text:span></text:p>
      <text:p text:style-name="P11">Canned or Fresh.</text:p>
      <text:p text:style-name="P3"/>
      <text:p text:style-name="P11">Herring<text:span text:style-name="T42">.</text:span></text:p>
      <text:p text:style-name="P11">Canned, Jarred, or Fresh.</text:p>
      <text:p text:style-name="P3"/>
      <text:p text:style-name="P11">Sardines<text:span text:style-name="T42">.</text:span></text:p>
      <text:p text:style-name="P70">Canned in water or olive oil.</text:p>
      <text:p text:style-name="P3"/>
      <text:p text:style-name="P11">Oysters<text:span text:style-name="T42">.</text:span></text:p>
      <text:p text:style-name="P51">Smoked<text:span text:style-name="T109">,</text:span> <text:span text:style-name="T109">c</text:span>anned<text:span text:style-name="T42">.</text:span></text:p>
      <text:p text:style-name="P11"><text:span text:style-name="T42">H</text:span>igh <text:span text:style-name="T42">Z</text:span>inc.</text:p>
      <text:p text:style-name="P11"><text:span text:style-name="T42">O</text:span>ptional "superfood" if budget allows<text:span text:style-name="T42">.</text:span></text:p>
      <text:p text:style-name="P53"/>
      <text:list text:continue-numbering="true" text:style-name="L1">
        <text:list-item>
          <text:p text:style-name="P132"/>
        </text:list-item>
      </text:list>
      <text:p text:style-name="P12">Eggs<text:span text:style-name="T43">.</text:span></text:p>
      <text:p text:style-name="P12"><text:span text:style-name="T43">L</text:span><text:span text:style-name="T23">arge</text:span>.</text:p>
      <text:p text:style-name="P94">Contain some fat. So <text:span text:style-name="T112">it's unnecessary to combine </text:span><text:span text:style-name="T137">them</text:span><text:span text:style-name="T112"> with</text:span> <text:span text:style-name="T112">P</text:span>ork <text:span text:style-name="T112">F</text:span>at <text:span text:style-name="T112">or Butter</text:span>, but a small amount <text:span text:style-name="T112">of fat </text:span>for cooking would be OK.</text:p>
      <text:p text:style-name="P53"/>
      <text:list text:continue-numbering="true" text:style-name="L1">
        <text:list-item>
          <text:p text:style-name="P132"/>
        </text:list-item>
      </text:list>
      <text:p text:style-name="P13">Milk<text:span text:style-name="T12">.</text:span></text:p>
      <text:p text:style-name="P92">Whole<text:span text:style-name="T110">.</text:span></text:p>
      <text:p text:style-name="P14"/>
      <text:p text:style-name="P15"><text:span text:style-name="T11">Kefir</text:span><text:span text:style-name="T44">.</text:span></text:p>
      <text:p text:style-name="P15"><text:span text:style-name="T11">Plain</text:span><text:span text:style-name="T44">.</text:span></text:p>
      <text:p text:style-name="P15"/>
      <text:p text:style-name="P66">Sour Cream.</text:p>
      <text:p text:style-name="P87">See relevant note<text:span text:style-name="T130">s</text:span> near Farmer's Cheese.</text:p>
      <text:p text:style-name="P61"/>
      <text:p text:style-name="P60">Butter<text:span text:style-name="T44">.</text:span></text:p>
      <text:p text:style-name="P86">Real salted/unsalted.</text:p>
      <text:p text:style-name="P81">It<text:span text:style-name="T96"> also can be used as </text:span>a substitute for <text:span text:style-name="T145">P</text:span>ork <text:span text:style-name="T145">F</text:span>at<text:span text:style-name="T114">, but it offers less </text:span><text:span text:style-name="T131">medical impact</text:span><text:span text:style-name="T114"> for the money</text:span><text:span text:style-name="T97">.</text:span></text:p>
      <text:p text:style-name="P62"/>
      <text:p text:style-name="P63">Farmer's Cheese<text:span text:style-name="T44">.</text:span></text:p>
      <text:p text:style-name="P63"><text:span text:style-name="T24">Tvorog/Dry Curd Cottage Cheese</text:span>.</text:p>
      <text:p text:style-name="P84"><text:span text:style-name="T93">Combine</text:span> with <text:span text:style-name="T146">S</text:span>our <text:span text:style-name="T146">C</text:span>ream only if the <text:span text:style-name="T94">percentage</text:span> of fat is low.</text:p>
      <text:p text:style-name="P84"><text:span text:style-name="T129">But</text:span> <text:span text:style-name="T129">i</text:span>f your sour cream is Raw/Fermented, keep a small amount (1 tablespoon) for the live enzymes and probiotics, which the farmer's cheese might lack if it was pasteurized.<text:span text:style-name="T128"> And all farmer's cheeses sold at supermarkets are pasteurized.</text:span></text:p>
      <text:p text:style-name="P63"/>
      <text:list text:continue-numbering="true" text:style-name="L1">
        <text:list-item>
          <text:p text:style-name="P132"/>
        </text:list-item>
      </text:list>
      <text:p text:style-name="P16">Buckwheat<text:span text:style-name="T45">.</text:span></text:p>
      <text:p text:style-name="P16"><text:span text:style-name="T25">Roasted/Kasha</text:span>.</text:p>
      <text:p text:style-name="P150">It's OK to store it for up to 6-12 months <text:span text:style-name="T159">at</text:span> room temperature. It's better to refrigerate it.</text:p>
      <text:p text:style-name="P89">To be soaked <text:span text:style-name="T104">for </text:span><text:span text:style-name="T106">12</text:span><text:span text:style-name="T104"> hours</text:span> in <text:span text:style-name="T103">water with </text:span>white vinegar<text:span text:style-name="T101">, then rinse </text:span><text:span text:style-name="T102">with water thoroughly</text:span><text:span text:style-name="T101">.</text:span></text:p>
      <text:p text:style-name="P49"/>
      <text:p text:style-name="P16">Millet<text:span text:style-name="T45">.</text:span></text:p>
      <text:p text:style-name="P16"><text:span text:style-name="T25">Hulled</text:span>.</text:p>
      <text:p text:style-name="P149">It's OK to store it for up to 6-12 months <text:span text:style-name="T159">at</text:span> room temperature. It's better to refrigerate it.</text:p>
      <text:p text:style-name="P90">To be soaked <text:span text:style-name="T104">for </text:span><text:span text:style-name="T105">12</text:span><text:span text:style-name="T104"> hours</text:span> in <text:span text:style-name="T103">water with </text:span>white vinegar<text:span text:style-name="T101">, then rinse </text:span><text:span text:style-name="T102">with water thoroughly</text:span><text:span text:style-name="T101">.</text:span></text:p>
      <text:p text:style-name="P49"/>
      <text:p text:style-name="P17">Barley<text:span text:style-name="T46">.</text:span></text:p>
      <text:p text:style-name="P151">Hulled or Pearl.</text:p>
      <text:p text:style-name="P153">Refrigerate cracked grain<text:span text:style-name="T163">s</text:span>. It's OK to keep whole grain<text:span text:style-name="T163">s</text:span> at room temperature for a year or more.</text:p>
      <text:p text:style-name="P90">To be soaked <text:span text:style-name="T104">for 24 hours</text:span> in <text:span text:style-name="T103">water with </text:span>white vinegar<text:span text:style-name="T101">, then rinse </text:span><text:span text:style-name="T102">with water thoroughly</text:span><text:span text:style-name="T101">.</text:span></text:p>
      <text:p text:style-name="P91">It could be OK to soak cracked seeds for only 12 hours.</text:p>
      <text:p text:style-name="P50"/>
      <text:p text:style-name="P17">Wheat<text:span text:style-name="T46">.</text:span></text:p>
      <text:p text:style-name="P48">Wheat Berries (Whole) <text:span text:style-name="T26">or</text:span> Bulgur (Cracked wheat).</text:p>
      <text:p text:style-name="P152">Refrigerate cracked grain<text:span text:style-name="T163">s</text:span>. It's OK to keep whole grain<text:span text:style-name="T163">s</text:span> at room temperature for a year or more.</text:p>
      <text:p text:style-name="P90">To be soaked <text:span text:style-name="T104">for 24 hours</text:span> in <text:span text:style-name="T103">water with </text:span>white vinegar<text:span text:style-name="T101">, then rinse </text:span><text:span text:style-name="T102">with water thoroughly</text:span><text:span text:style-name="T101">.</text:span></text:p>
      <text:p text:style-name="P91">It could be OK to soak cracked seeds for only 12 hours.</text:p>
      <text:p text:style-name="P50"/>
      <text:p text:style-name="P18">Oats<text:span text:style-name="T47">.</text:span></text:p>
      <text:p text:style-name="P155">Rolled or Steel Cut.</text:p>
      <text:p text:style-name="P154">Refrigerate cracked grain<text:span text:style-name="T163">s</text:span>. It's OK to keep whole grain<text:span text:style-name="T163">s</text:span> at room temperature.</text:p>
      <text:p text:style-name="P90">To be soaked <text:span text:style-name="T104">for </text:span><text:span text:style-name="T106">24</text:span><text:span text:style-name="T104"> hours</text:span> in <text:span text:style-name="T103">water with </text:span>white vinegar<text:span text:style-name="T101">, then rinse </text:span><text:span text:style-name="T102">with water thoroughly</text:span><text:span text:style-name="T101">.</text:span></text:p>
      <text:p text:style-name="P91">It could be OK to soak cracked seeds for only 12 hours.</text:p>
      <text:p text:style-name="P50"/>
      <text:p text:style-name="P3">White Rice.</text:p>
      <text:p text:style-name="P149">It's OK to store it for up to <text:span text:style-name="T158">2</text:span>-<text:span text:style-name="T158">4</text:span> <text:span text:style-name="T158">years</text:span> <text:span text:style-name="T159">at</text:span> room temperature.</text:p>
      <text:p text:style-name="P90">To be soaked <text:span text:style-name="T104">for </text:span><text:span text:style-name="T105">12</text:span><text:span text:style-name="T104"> hours</text:span> in <text:span text:style-name="T103">water with </text:span>white vinegar<text:span text:style-name="T101">, then rinse </text:span><text:span text:style-name="T102">with water thoroughly</text:span><text:span text:style-name="T101">.</text:span></text:p>
      <text:p text:style-name="P49"/>
      <text:p text:style-name="P19"><text:span text:style-name="Do-Not-Do">Brown Rice</text:span><text:span text:style-name="Do-Not-Do"><text:span text:style-name="T48">.</text:span></text:span></text:p>
      <text:p text:style-name="P19"><text:span text:style-name="T48">L</text:span><text:span text:style-name="T10">ow medical impact for the money</text:span><text:span text:style-name="T48">.</text:span></text:p>
      <text:p text:style-name="P19"><text:span text:style-name="T48">D</text:span><text:span text:style-name="T10">o not </text:span><text:span text:style-name="T14">buy</text:span><text:span text:style-name="T10">.</text:span></text:p>
      <text:p text:style-name="P150">It's OK to store it for up to <text:span text:style-name="T159">3</text:span>-<text:span text:style-name="T159">6</text:span> months <text:span text:style-name="T159">at</text:span> room temperature. <text:span text:style-name="T164">I</text:span>n the refrigerator <text:span text:style-name="T164">it will last </text:span><text:span text:style-name="T160">for </text:span>up to 12–16 months or freezer <text:span text:style-name="T160">for </text:span>up to 2 years.</text:p>
      <text:p text:style-name="P3">To be soaked for 24 hours in water with white vinegar, then rinse with water thoroughly.</text:p>
      <text:p text:style-name="P91">It could be OK to soak cracked seeds for only 12 hours.</text:p>
      <text:p text:style-name="P53"/>
      <text:list text:continue-numbering="true" text:style-name="L1">
        <text:list-item>
          <text:p text:style-name="P132"/>
        </text:list-item>
      </text:list>
      <text:p text:style-name="P20">Beans<text:span text:style-name="T49">.</text:span></text:p>
      <text:p text:style-name="P20">Dry <text:span text:style-name="T81">-</text:span> Kidney, Black, Pinto<text:span text:style-name="T154">, or Chickpeas</text:span>.</text:p>
      <text:p text:style-name="P88">To be soaked <text:span text:style-name="T104">for 24 hours</text:span> in <text:span text:style-name="T103">water with </text:span>white vinegar<text:span text:style-name="T101">, then rinse </text:span><text:span text:style-name="T102">with water thoroughly</text:span><text:span text:style-name="T101">.</text:span></text:p>
      <text:p text:style-name="P53"/>
      <text:list text:continue-numbering="true" text:style-name="L1">
        <text:list-item>
          <text:p text:style-name="P132"/>
        </text:list-item>
      </text:list>
      <text:p text:style-name="P8">Sunflower Seeds<text:span text:style-name="T32">.</text:span></text:p>
      <text:p text:style-name="P79">Raw, unsalted.</text:p>
      <text:p text:style-name="P99">Refrigerate them.</text:p>
      <text:p text:style-name="P99">1 tablespoon is usually enough to provide the fat needed to absorb fat-soluble vitamins from the fruit without making the meal too heavy.</text:p>
      <text:p text:style-name="P55"/>
      <text:p text:style-name="P37">Pumpkin Seeds<text:span text:style-name="T31">.</text:span></text:p>
      <text:p text:style-name="P38"><text:span text:style-name="T79">P</text:span><text:span text:style-name="T29">refer</text:span><text:span text:style-name="T28"> </text:span><text:span text:style-name="T27">Pepitas</text:span><text:span text:style-name="T30"> </text:span><text:span text:style-name="T51">for </text:span><text:span text:style-name="T50">their</text:span><text:span text:style-name="T30"> high Magnesium density</text:span><text:span text:style-name="T79">.</text:span></text:p>
      <text:p text:style-name="P37">Raw, <text:span text:style-name="T80">g</text:span>reen.</text:p>
      <text:p text:style-name="P98">Refrigerate them.</text:p>
      <text:p text:style-name="P56"><text:span text:style-name="T111">Try to find</text:span> the bulk bins<text:span text:style-name="T111">.</text:span></text:p>
      <text:p text:style-name="P57"><text:span text:style-name="T134"/></text:p>
      <text:list text:continue-numbering="true" text:style-name="L1">
        <text:list-item>
          <text:p text:style-name="P132"/>
        </text:list-item>
      </text:list>
      <text:p text:style-name="P21">Cabbage<text:span text:style-name="T16"> </text:span>or Sauerkraut.</text:p>
      <text:p text:style-name="P59"><text:span text:style-name="T16">Green or Red</text:span><text:span text:style-name="T52">.</text:span></text:p>
      <text:p text:style-name="P105"><text:span text:style-name="T147">S</text:span><text:span text:style-name="T88">oak and </text:span><text:span text:style-name="T78">scrub the bottom of </text:span><text:span text:style-name="T147">c</text:span>abbage<text:span text:style-name="T78"> </text:span><text:span text:style-name="T147">c</text:span><text:span text:style-name="T78">ore with a baking soda brush</text:span>.</text:p>
      <text:p text:style-name="P105">Steam <text:span text:style-name="T147">c</text:span>abbage<text:span text:style-name="T77"> leaves; do not steam its core</text:span><text:span text:style-name="T147">.</text:span></text:p>
      <text:p text:style-name="P78">Do not heat Sauerkraut.</text:p>
      <text:p text:style-name="P3"/>
      <text:p text:style-name="P3">Red <text:span text:style-name="T8">Bell </text:span>Peppers.</text:p>
      <text:p text:style-name="P3">Crucial for Iron meals<text:span text:style-name="T107">.</text:span></text:p>
      <text:p text:style-name="P36"><text:span text:style-name="T71">Steam </text:span><text:span text:style-name="T72">them</text:span><text:span text:style-name="T71">.</text:span></text:p>
      <text:p text:style-name="P3"/>
      <text:p text:style-name="P6">Green <text:span text:style-name="T8">Bell </text:span>Peppers.</text:p>
      <text:p text:style-name="P6">For Egg meals/bulk<text:span text:style-name="T108">.</text:span></text:p>
      <text:p text:style-name="P36"><text:span text:style-name="T71">Steam </text:span><text:span text:style-name="T72">them</text:span><text:span text:style-name="T71">.</text:span></text:p>
      <text:p text:style-name="P36"/>
      <text:p text:style-name="P22">Beet<text:span text:style-name="T98"> Root</text:span>s<text:span text:style-name="T53">.</text:span></text:p>
      <text:p text:style-name="P22"><text:span text:style-name="T99">Soak </text:span><text:span text:style-name="T100">in water </text:span><text:span text:style-name="T99">with baking soda; s</text:span><text:span text:style-name="T17">crub</text:span><text:span text:style-name="T115">; rinse</text:span>.</text:p>
      <text:p text:style-name="P3"/>
      <text:p text:style-name="P46">Carrot<text:span text:style-name="T98"> Root</text:span>s.</text:p>
      <text:p text:style-name="P52"><text:span text:style-name="T99">Soak </text:span><text:span text:style-name="T100">in water </text:span><text:span text:style-name="T99">with baking soda; s</text:span><text:span text:style-name="T17">crub</text:span><text:span text:style-name="T115">; rinse</text:span>.</text:p>
      <text:p text:style-name="P47"/>
      <text:p text:style-name="P3">Potatoes.</text:p>
      <text:p text:style-name="P3">Soak<text:span text:style-name="T54">: </text:span><text:span text:style-name="T85">F</text:span><text:span text:style-name="T54">or </text:span>10<text:span text:style-name="T82">-12</text:span> minutes in water with 1 t<text:span text:style-name="T84">able spoon</text:span> Baking Soda<text:span text:style-name="T54">.</text:span></text:p>
      <text:p text:style-name="P3">Scrub: Use a dedicated vegetable brush or the rough side of a clean sponge to remove all dirt from the "dimples" of the potato.</text:p>
      <text:p text:style-name="P3">Rinse.</text:p>
      <text:p text:style-name="P3">Dice into cubes and boil or steam.</text:p>
      <text:p text:style-name="P45">If you choose to steam your Potatoes ahead of time and cool them in the fridge, you increase the Resistant Starch. If you eat them hot, that is also fine, but cooling is a bonus for the gut.</text:p>
      <text:p text:style-name="P45"/>
      <text:p text:style-name="P3">Sweet <text:span text:style-name="T13">P</text:span>otatoes.</text:p>
      <text:p text:style-name="P39">Soak<text:span text:style-name="T83">, s</text:span>crub<text:span text:style-name="T83">, r</text:span>inse<text:span text:style-name="T83">, </text:span><text:span text:style-name="T136">just </text:span><text:span text:style-name="T83">like the </text:span><text:span text:style-name="T95">regular</text:span><text:span text:style-name="T83"> Potato</text:span><text:span text:style-name="T95">es</text:span><text:span text:style-name="T83">.</text:span></text:p>
      <text:p text:style-name="P23"><text:span text:style-name="T55">S</text:span>team them whole with the skin on.</text:p>
      <text:p text:style-name="P93">The <text:span text:style-name="T95">regular</text:span><text:span text:style-name="T83"> Potato</text:span><text:span text:style-name="T95">es </text:span>Resistant Starch note applies.</text:p>
      <text:p text:style-name="P53"/>
      <text:list text:continue-numbering="true" text:style-name="L1">
        <text:list-item>
          <text:p text:style-name="P132"/>
        </text:list-item>
      </text:list>
      <text:p text:style-name="P35">Dill<text:span text:style-name="T7">.</text:span></text:p>
      <text:p text:style-name="P76">Do not steam<text:span text:style-name="T70"> it</text:span>.</text:p>
      <text:p text:style-name="P35"/>
      <text:p text:style-name="P5">Parsley<text:span text:style-name="T155"> (</text:span><text:span text:style-name="T156">prefer </text:span><text:span text:style-name="T155">Italian</text:span><text:span text:style-name="T156"> over American</text:span><text:span text:style-name="T155">)</text:span><text:span text:style-name="T7">.</text:span></text:p>
      <text:p text:style-name="P77">Do not steam<text:span text:style-name="T70"> it</text:span>.</text:p>
      <text:p text:style-name="P76"/>
      <text:p text:style-name="P34">Green Onions (Scallions)<text:span text:style-name="T7">.</text:span></text:p>
      <text:p text:style-name="P77">Do not steam<text:span text:style-name="T70"> it</text:span>.<text:span text:style-name="T76"> </text:span><text:span text:style-name="T74">But, i</text:span>f you find raw Green Onions (Scallions) too "sharp" for your stomach, you could lightly saut<text:span text:style-name="T75">e</text:span> them in the butter from the meal for 30 seconds.</text:p>
      <text:p text:style-name="P53"/>
      <text:list text:continue-numbering="true" text:style-name="L1">
        <text:list-item>
          <text:p text:style-name="P132"/>
        </text:list-item>
      </text:list>
      <text:p text:style-name="P24">Onions<text:span text:style-name="T56">.</text:span></text:p>
      <text:p text:style-name="P24"><text:span text:style-name="T18">Yellow or Red</text:span>.</text:p>
      <text:p text:style-name="P36"><text:span text:style-name="T91">Slice and s</text:span><text:span text:style-name="T71">team </text:span><text:span text:style-name="T91">it</text:span><text:span text:style-name="T71">.</text:span></text:p>
      <text:p text:style-name="P36"/>
      <text:p text:style-name="P24">Garlic<text:span text:style-name="T56">.</text:span></text:p>
      <text:p text:style-name="P85">Slice or crush it.</text:p>
      <text:p text:style-name="P42"><text:span text:style-name="T56">S</text:span><text:span text:style-name="T9">team </text:span><text:span text:style-name="T91">it to be able to </text:span><text:span text:style-name="T9">eat more</text:span><text:span text:style-name="T73"> of it</text:span>.</text:p>
      <text:p text:style-name="P3"/>
      <text:p text:style-name="P31">Ginger Root.</text:p>
      <text:p text:style-name="P43"><text:span text:style-name="T91">Slice and s</text:span><text:span text:style-name="T71">team </text:span><text:span text:style-name="T91">it</text:span><text:span text:style-name="T71">.</text:span></text:p>
      <text:p text:style-name="P43"/>
      <text:p text:style-name="P31">Black Peppercorns<text:span text:style-name="T57">.</text:span></text:p>
      <text:p text:style-name="P65"><text:span text:style-name="T89">S</text:span>wallow 3–5 whole or fresh<text:span text:style-name="T113">ly ground</text:span>.</text:p>
      <text:p text:style-name="P107">Do not steam<text:span text:style-name="T157"> them</text:span>.</text:p>
      <text:p text:style-name="P53"/>
      <text:list text:continue-numbering="true" text:style-name="L1">
        <text:list-item>
          <text:p text:style-name="P132"/>
        </text:list-item>
      </text:list>
      <text:p text:style-name="P25">Mushrooms<text:span text:style-name="T58">.</text:span></text:p>
      <text:p text:style-name="P25"><text:span text:style-name="T19">White Button or Cremini</text:span>.</text:p>
      <text:p text:style-name="P53"/>
      <text:list text:continue-numbering="true" text:style-name="L1">
        <text:list-item>
          <text:p text:style-name="P132"/>
        </text:list-item>
      </text:list>
      <text:p text:style-name="P30">Apples.</text:p>
      <text:p text:style-name="P100">Steam them.</text:p>
      <text:p text:style-name="P101">Soak in water with baking soda for 10-12 minutes<text:span text:style-name="T116">; rinse.</text:span></text:p>
      <text:p text:style-name="P58"/>
      <text:p text:style-name="P40">Oranges<text:span text:style-name="T34">.</text:span></text:p>
      <text:p text:style-name="P40">Thick skin preferred for peeling.</text:p>
      <text:p text:style-name="P68">Soak in <text:span text:style-name="T38">water with </text:span>baking soda for <text:span text:style-name="T86">10-</text:span>1<text:span text:style-name="T36">2</text:span> minutes<text:span text:style-name="T37">;</text:span> scrub<text:span text:style-name="T40">; </text:span>rinse<text:span text:style-name="T37">; </text:span><text:span text:style-name="T87">peel; </text:span><text:span text:style-name="T37">eat the pulp</text:span><text:span text:style-name="T39"> uncooked</text:span><text:span text:style-name="T37">; steam </text:span><text:span text:style-name="T39">the </text:span><text:span text:style-name="T37">peel.</text:span></text:p>
      <text:p text:style-name="P40"/>
      <text:p text:style-name="P3">Lemons.</text:p>
      <text:p text:style-name="P68">Soak in <text:span text:style-name="T38">water with </text:span>baking soda for <text:span text:style-name="T86">10-</text:span>1<text:span text:style-name="T36">2</text:span> minutes<text:span text:style-name="T37">;</text:span> scrub<text:span text:style-name="T40">; </text:span>rinse<text:span text:style-name="T37">; </text:span><text:span text:style-name="T87">peel; </text:span><text:span text:style-name="T37">eat the pulp</text:span><text:span text:style-name="T39"> uncooked</text:span><text:span text:style-name="T37">; steam </text:span><text:span text:style-name="T39">the </text:span><text:span text:style-name="T37">peel.</text:span></text:p>
      <text:p text:style-name="P41"/>
      <text:p text:style-name="P30">Bananas<text:span text:style-name="T33">.</text:span></text:p>
      <text:p text:style-name="P30">Green-ish is better for resistant starch, yellow for digestion.</text:p>
      <text:p text:style-name="P30"><text:span text:style-name="T33">Prefer</text:span><text:span text:style-name="T15"> green</text:span><text:span text:style-name="T33"> or green-yellow.</text:span></text:p>
      <text:p text:style-name="P30">Buy them Green.</text:p>
      <text:p text:style-name="P71">Eat them when they are Green-Yellow (firm, not mushy).</text:p>
      <text:p text:style-name="P30"><text:span text:style-name="T36">If a banana is </text:span><text:span text:style-name="T35">fully yellow </text:span><text:span text:style-name="T36">c</text:span>hill <text:span text:style-name="T36">it</text:span> in the fridge for an hour before eating.</text:p>
      <text:p text:style-name="P69">It's OK to freeze the peel.</text:p>
      <text:p text:style-name="P67">Soak in <text:span text:style-name="T38">water with </text:span>baking soda for <text:span text:style-name="T86">10-</text:span>1<text:span text:style-name="T36">2</text:span> minutes<text:span text:style-name="T37">;</text:span> scrub<text:span text:style-name="T40">; </text:span>rinse<text:span text:style-name="T37">; </text:span><text:span text:style-name="T87">peel; </text:span><text:span text:style-name="T37">eat the pulp</text:span><text:span text:style-name="T39"> uncooked</text:span><text:span text:style-name="T37">; steam </text:span><text:span text:style-name="T39">the </text:span><text:span text:style-name="T37">peel</text:span><text:span text:style-name="T39"> for 8-10 minutes</text:span><text:span text:style-name="T37">.</text:span></text:p>
      <text:p text:style-name="P53"/>
      <text:list text:continue-numbering="true" text:style-name="L1">
        <text:list-item>
          <text:p text:style-name="P132"/>
        </text:list-item>
      </text:list>
      <text:p text:style-name="P44">Green Tea<text:span text:style-name="T65"> Lea</text:span><text:span text:style-name="T151">ve</text:span><text:span text:style-name="T65">s</text:span><text:span text:style-name="T152"> (dry)</text:span>.</text:p>
      <text:p text:style-name="P106">Eat them.</text:p>
      <text:p text:style-name="P83">Do not <text:span text:style-name="T92">add </text:span>milk<text:span text:style-name="T92"> to it</text:span>.</text:p>
      <text:p text:style-name="P3"/>
      <text:p text:style-name="P25"><text:span text:style-name="Do-Not-Do">Mint</text:span><text:span text:style-name="Do-Not-Do"><text:span text:style-name="T58">.</text:span></text:span></text:p>
      <text:p text:style-name="P25"><text:span text:style-name="T58">L</text:span><text:span text:style-name="T10">ow medical impact for the money</text:span><text:span text:style-name="T58">.</text:span></text:p>
      <text:p text:style-name="P25"><text:span text:style-name="T58">D</text:span><text:span text:style-name="T10">o not buy.</text:span></text:p>
      <text:p text:style-name="P7"/>
      <text:p text:style-name="P7"><text:span text:style-name="Do-Not-Do">Chamomile</text:span><text:span text:style-name="Do-Not-Do"><text:span text:style-name="T58">.</text:span></text:span></text:p>
      <text:p text:style-name="P25"><text:span text:style-name="T58">L</text:span><text:span text:style-name="T10">ow medical impact for the money</text:span><text:span text:style-name="T58">.</text:span></text:p>
      <text:p text:style-name="P25"><text:span text:style-name="T58">D</text:span><text:span text:style-name="T10">o not buy.</text:span></text:p>
      <text:p text:style-name="P25"/>
      <text:p text:style-name="P72">Coffee.</text:p>
      <text:p text:style-name="P74">Ground or Instant.</text:p>
      <text:p text:style-name="P33"/>
      <text:p text:style-name="P33">Cocoa Powder<text:span text:style-name="T66"> (unsweetened)</text:span>.</text:p>
      <text:p text:style-name="P53"/>
      <text:list text:continue-numbering="true" text:style-name="L1">
        <text:list-item>
          <text:p text:style-name="P132"/>
        </text:list-item>
      </text:list>
      <text:p text:style-name="P75">Salt.</text:p>
      <text:p text:style-name="P32"/>
      <text:p text:style-name="P73">Water<text:span text:style-name="T67">.</text:span></text:p>
      <text:p text:style-name="P96"><text:span text:style-name="T120">In </text:span><text:span text:style-name="T132">New York City</text:span><text:span text:style-name="T121">,</text:span> <text:span text:style-name="T120">tap </text:span>water is safe to drink with or without boil<text:span text:style-name="T120">i</text:span>ng.</text:p>
      <text:p text:style-name="P97"><text:span text:style-name="T124">But o</text:span><text:span text:style-name="T122">ld b</text:span>uildings (especially pre-1961) often have lead soldering in the pipes.<text:span text:style-name="T122"> So i</text:span>f the faucet has not been used for 6+ hours (like first thing in the morning), run the cold water for 30–60 seconds before filling your kettle or glass. This flushes out any lead that leached into the sitting water from the pipes.</text:p>
      <text:p text:style-name="P97"><text:span text:style-name="T148">Do not</text:span><text:span text:style-name="T123"> </text:span><text:span text:style-name="T125">drink</text:span><text:span text:style-name="T123"> hot tap water.</text:span></text:p>
      <text:p text:style-name="P53"/>
      <text:list text:continue-numbering="true" text:style-name="L1">
        <text:list-item>
          <text:p text:style-name="P132"/>
        </text:list-item>
      </text:list>
      <text:p text:style-name="P26"><text:span text:style-name="Do-Not-Do">Magnesium Glycinate</text:span><text:span text:style-name="Do-Not-Do"><text:span text:style-name="T59">.</text:span></text:span></text:p>
      <text:p text:style-name="P26">I bought a CVS Pharmacy branded one<text:span text:style-name="T135">. It says it's</text:span> 200 mg per serving<text:span text:style-name="T135">, meaning that's how much elemental</text:span><text:span text:style-name="T138"> </text:span><text:span text:style-name="T135">Magnesium </text:span><text:span text:style-name="T142">a caplet</text:span><text:span text:style-name="T135"> contains</text:span>.</text:p>
      <text:p text:style-name="P103">Should be taken daily<text:span text:style-name="T139"> or less frequently</text:span>, <text:span text:style-name="T139">depending of how much Magnesium I get from </text:span><text:span text:style-name="T140">foods</text:span><text:span text:style-name="T139">, such as </text:span><text:span text:style-name="T117">Pepitas.</text:span></text:p>
      <text:p text:style-name="P104">It turns out that my current diet provides enough Magnesium, so I don't need its dietary supplement.</text:p>
      <text:p text:style-name="P53"/>
      <text:list text:continue-numbering="true" text:style-name="L1">
        <text:list-item>
          <text:p text:style-name="P132"/>
        </text:list-item>
      </text:list>
      <text:p text:style-name="P27">Apple Cider Vinegar<text:span text:style-name="T64">.</text:span></text:p>
      <text:p text:style-name="P27"><text:span text:style-name="T149">R</text:span>aw, unfiltered, <text:span text:style-name="T69">a.k.a. </text:span><text:span text:style-name="T126">with </text:span><text:span text:style-name="T127">the </text:span><text:span text:style-name="T126">"</text:span><text:span text:style-name="T6">M</text:span>other"<text:span text:style-name="T60">.</text:span></text:p>
      <text:p text:style-name="P27"><text:span text:style-name="T60">T</text:span>ake<text:span text:style-name="T60"> it</text:span> with water before <text:span text:style-name="T141">the </text:span><text:span text:style-name="T150">B</text:span><text:span text:style-name="T119">ig </text:span><text:span text:style-name="T150">M</text:span>eal<text:span text:style-name="T60">.</text:span></text:p>
      <text:p text:style-name="P27"><text:span text:style-name="T60">R</text:span>inse mouth with water to protect teeth.</text:p>
      <text:p text:style-name="P3"/>
      <text:p text:style-name="P28">White Vinegar<text:span text:style-name="T61">.</text:span></text:p>
      <text:p text:style-name="P28"><text:span text:style-name="T61">A</text:span> cheaper alternative to Apple Cider Vinegar for grain and bean soaking.</text:p>
      <text:p text:style-name="P3"/>
      <text:p text:style-name="P28"><text:span text:style-name="Do-Not-Do">Lemon Juice</text:span><text:span text:style-name="Do-Not-Do"><text:span text:style-name="T61">.</text:span></text:span></text:p>
      <text:p text:style-name="P102">It's not as good as <text:span text:style-name="T118">Apple Cider Vinegar, </text:span>especially with <text:span text:style-name="T127">the </text:span><text:span text:style-name="T126">"</text:span><text:span text:style-name="T63">M</text:span><text:span text:style-name="T118">other"</text:span><text:span text:style-name="T61">.</text:span></text:p>
      <text:p text:style-name="P28"><text:span text:style-name="T61">U</text:span><text:span text:style-name="T5">nlikely</text:span><text:span text:style-name="T4"> </text:span>a cheaper alternative to White Vinegar.</text:p>
      <text:p text:style-name="P95">Do not buy.</text:p>
      <text:p text:style-name="P53"/>
      <text:list text:continue-numbering="true" text:style-name="L1">
        <text:list-item>
          <text:p text:style-name="P132"/>
        </text:list-item>
      </text:list>
      <text:p text:style-name="P29">Baking Soda<text:span text:style-name="T62">.</text:span></text:p>
      <text:p text:style-name="P29"><text:span text:style-name="T62">F</text:span>or <text:span text:style-name="T68">soaking and </text:span>scrubbing.</text:p>
      <text:p text:style-name="P4"/>
      <text:list text:continue-numbering="true" text:style-name="L1">
        <text:list-item>
          <text:p text:style-name="P133"/>
        </text:list-item>
      </text:list>
      <text:p text:style-name="P2"/>
      <text:list text:continue-numbering="true" text:style-name="L1">
        <text:list-item>
          <text:p text:style-name="P131"/>
        </text:list-item>
      </text:list>
      <text:p text:style-name="P2"/>
      <text:list text:continue-numbering="true" text:style-name="L1">
        <text:list-item>
          <text:p text:style-name="P131"/>
        </text:list-item>
      </text:list>
      <text:p text:style-name="P2"/>
      <text:list text:continue-numbering="true" text:style-name="L1">
        <text:list-item>
          <text:p text:style-name="P131"/>
        </text:list-item>
      </text:list>
      <text:p text:style-name="P2"/>
      <text:list text:continue-numbering="true" text:style-name="L1">
        <text:list-item>
          <text:p text:style-name="P131"/>
        </text:list-item>
      </text:list>
      <text:p text:style-name="P2"/>
      <text:list text:continue-numbering="true" text:style-name="L1">
        <text:list-item>
          <text:p text:style-name="P131"/>
        </text:list-item>
      </text:list>
      <text:p text:style-name="P2"/>
      <text:list xml:id="list212108730354529" text:continue-numbering="true" text:style-name="L1">
        <text:list-item>
          <text:p text:style-name="P131"/>
        </text:list-item>
      </text:list>
      <text:p text:style-name="P64"/>
      <text:list text:style-name="L2">
        <text:list-item>
          <text:p text:style-name="P134"/>
        </text:list-item>
      </text:list>
      <text:p text:style-name="P108">{</text:p>
      <text:list text:continue-numbering="true" text:style-name="L2">
        <text:list-item>
          <text:p text:style-name="P135"/>
        </text:list-item>
      </text:list>
      <text:p text:style-name="P109">{</text:p>
      <text:list text:continue-numbering="true" text:style-name="L2">
        <text:list-item>
          <text:p text:style-name="P136"/>
        </text:list-item>
      </text:list>
      <text:p text:style-name="P110">{</text:p>
      <text:list text:continue-numbering="true" text:style-name="L2">
        <text:list-item>
          <text:p text:style-name="P137"/>
        </text:list-item>
      </text:list>
      <text:p text:style-name="P112">{</text:p>
      <text:list text:continue-numbering="true" text:style-name="L2">
        <text:list-item>
          <text:p text:style-name="P138"/>
        </text:list-item>
      </text:list>
      <text:p text:style-name="P113">{</text:p>
      <text:list text:continue-numbering="true" text:style-name="L2">
        <text:list-item>
          <text:p text:style-name="P139"/>
        </text:list-item>
      </text:list>
      <text:p text:style-name="P114">{</text:p>
      <text:list text:continue-numbering="true" text:style-name="L2">
        <text:list-item>
          <text:p text:style-name="P140"/>
        </text:list-item>
      </text:list>
      <text:p text:style-name="P115">{</text:p>
      <text:list text:continue-numbering="true" text:style-name="L2">
        <text:list-item>
          <text:p text:style-name="P141"/>
        </text:list-item>
      </text:list>
      <text:p text:style-name="P116">{</text:p>
      <text:list text:continue-numbering="true" text:style-name="L2">
        <text:list-item>
          <text:p text:style-name="P142"/>
        </text:list-item>
      </text:list>
      <text:p text:style-name="P117"/>
      <text:p text:style-name="P130">}</text:p>
      <text:p text:style-name="P118">}</text:p>
      <text:p text:style-name="P119">}</text:p>
      <text:p text:style-name="P120">}</text:p>
      <text:p text:style-name="P121">}</text:p>
      <text:p text:style-name="P111">}</text:p>
      <text:p text:style-name="P122">}</text:p>
      <text:p text:style-name="P123">}</text:p>
      <text:p text:style-name="P124"/>
      <text:list text:continue-numbering="true" text:style-name="L2">
        <text:list-item>
          <text:p text:style-name="P143"/>
        </text:list-item>
      </text:list>
      <text:p text:style-name="P126"/>
      <text:list text:continue-numbering="true" text:style-name="L2">
        <text:list-item>
          <text:p text:style-name="P143"/>
        </text:list-item>
      </text:list>
      <text:p text:style-name="P127"/>
      <text:list text:continue-numbering="true" text:style-name="L2">
        <text:list-item>
          <text:p text:style-name="P156"><text:span text:style-name="T1">* </text:span><text:span text:style-name="ToDo-0"><text:span text:style-name="T1">ToDo-0</text:span></text:span><text:span text:style-name="T1"> *</text:span></text:p>
        </text:list-item>
      </text:list>
      <text:p text:style-name="P128"/>
      <text:list text:continue-numbering="true" text:style-name="L2">
        <text:list-item>
          <text:p text:style-name="P156"><text:span text:style-name="T1">* </text:span><text:span text:style-name="ToDo-1"><text:span text:style-name="T1">ToDo-1</text:span></text:span><text:span text:style-name="T1"> *</text:span></text:p>
        </text:list-item>
      </text:list>
      <text:p text:style-name="P129"/>
      <text:list text:continue-numbering="true" text:style-name="L2">
        <text:list-item>
          <text:p text:style-name="P158"><text:span text:style-name="T1">* </text:span><text:span text:style-name="ToDo-2"><text:span text:style-name="T1">ToDo-</text:span></text:span><text:span text:style-name="ToDo-2"><text:span text:style-name="T2">2</text:span></text:span><text:span text:style-name="T1"> *</text:span></text:p>
        </text:list-item>
      </text:list>
      <text:p text:style-name="P129"/>
      <text:list text:continue-numbering="true" text:style-name="L2">
        <text:list-item>
          <text:p text:style-name="P158"><text:span text:style-name="T1">* </text:span><text:span text:style-name="ToDo-3"><text:span text:style-name="T1">ToDo-</text:span></text:span><text:span text:style-name="ToDo-3"><text:span text:style-name="T3">3</text:span></text:span><text:span text:style-name="T1"> *</text:span></text:p>
        </text:list-item>
      </text:list>
      <text:p text:style-name="P129"/>
      <text:list text:continue-numbering="true" text:style-name="L2">
        <text:list-item>
          <text:p text:style-name="P157"><text:span text:style-name="T1">* </text:span><text:span text:style-name="Do-Not-Do"><text:span text:style-name="T1">Do-Not-Do</text:span></text:span><text:span text:style-name="T1"> *</text:span></text:p>
        </text:list-item>
      </text:list>
      <text:p text:style-name="P129"/>
      <text:list text:continue-numbering="true" text:style-name="L2">
        <text:list-item>
          <text:p text:style-name="P157"><text:span text:style-name="T1">* </text:span><text:span text:style-name="Done"><text:span text:style-name="T1">Done</text:span></text:span><text:span text:style-name="T1"> *</text:span></text:p>
        </text:list-item>
      </text:list>
      <text:p text:style-name="P129"/>
      <text:list text:continue-numbering="true" text:style-name="L2">
        <text:list-item>
          <text:p text:style-name="P156"><text:span text:style-name="T1">* </text:span><text:span text:style-name="Important"><text:span text:style-name="T1">Important</text:span></text:span><text:span text:style-name="T1"> *</text:span></text:p>
        </text:list-item>
      </text:list>
      <text:p text:style-name="P126"/>
      <text:list text:continue-numbering="true" text:style-name="L2">
        <text:list-item>
          <text:p text:style-name="P143"/>
        </text:list-item>
      </text:list>
      <text:p text:style-name="P127"/>
      <text:list text:continue-numbering="true" text:style-name="L2">
        <text:list-item>
          <text:p text:style-name="P145"><text:span text:style-name="T153">Version </text:span>2<text:span text:style-name="T153">.</text:span></text:p>
        </text:list-item>
      </text:list>
      <text:p text:style-name="P126"/>
      <text:list text:continue-numbering="true" text:style-name="L2">
        <text:list-item>
          <text:p text:style-name="P143"/>
        </text:list-item>
      </text:list>
      <text:p text:style-name="P127"/>
      <text:list text:continue-list="list212108730354529" text:style-name="L1">
        <text:list-item>
          <text:p text:style-name="P144"/>
        </text:list-item>
      </text:list>
      <text:p text:style-name="P1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oDo-0" style:family="text">
      <style:text-properties loext:padding="0in" loext:border="2.24pt solid #c9211e"/>
    </style:style>
    <style:style style:name="ToDo-1" style:family="text">
      <style:text-properties loext:padding="0in" loext:border="2.24pt solid #b47804"/>
    </style:style>
    <style:style style:name="ToDo-2" style:family="text">
      <style:text-properties loext:padding="0in" loext:border="2.24pt solid #a1467e"/>
    </style:style>
    <style:style style:name="Done" style:family="text">
      <style:text-properties loext:padding="0in" loext:border="2.24pt solid #069a2e"/>
    </style:style>
    <style:style style:name="Important" style:family="text">
      <style:text-properties loext:padding="0in" loext:border="2.24pt solid #acb20c"/>
    </style:style>
    <style:style style:name="ToDo-3" style:family="text">
      <style:text-properties loext:padding="0in" loext:border="2.24pt solid #5983b0"/>
    </style:style>
    <style:style style:name="Do-Not-Do" style:family="text">
      <style:text-properties loext:padding="0in" loext:border="2.24pt solid #80808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9T07:00:47.973945201</meta:creation-date>
    <dc:date>2026-03-06T21:21:07.896127353</dc:date>
    <meta:editing-duration>P2DT22H10M</meta:editing-duration>
    <meta:editing-cycles>424</meta:editing-cycles>
    <meta:generator>LibreOffice/24.2.7.2$Linux_X86_64 LibreOffice_project/420$Build-2</meta:generator>
    <meta:document-statistic meta:table-count="0" meta:image-count="0" meta:object-count="0" meta:page-count="1" meta:paragraph-count="241" meta:word-count="1325" meta:character-count="7070" meta:non-whitespace-character-count="5997"/>
  </office:meta>
</office:document-meta>
</file>